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tillium Web" svg:font-family="'Titillium Web'"/>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204.89pt"/>
    </style:style>
    <style:style style:name="co3" style:family="table-column">
      <style:table-column-properties fo:break-before="auto" style:column-width="78.49pt"/>
    </style:style>
    <style:style style:name="co4" style:family="table-column">
      <style:table-column-properties fo:break-before="auto" style:column-width="114.6pt"/>
    </style:style>
    <style:style style:name="co5" style:family="table-column">
      <style:table-column-properties fo:break-before="auto" style:column-width="141pt"/>
    </style:style>
    <style:style style:name="co6" style:family="table-column">
      <style:table-column-properties fo:break-before="auto" style:column-width="213.19pt"/>
    </style:style>
    <style:style style:name="co7" style:family="table-column">
      <style:table-column-properties fo:break-before="auto" style:column-width="318.81pt"/>
    </style:style>
    <style:style style:name="co8" style:family="table-column">
      <style:table-column-properties fo:break-before="auto" style:column-width="182.64pt"/>
    </style:style>
    <style:style style:name="co9" style:family="table-column">
      <style:table-column-properties fo:break-before="auto" style:column-width="51.39pt"/>
    </style:style>
    <style:style style:name="co10" style:family="table-column">
      <style:table-column-properties fo:break-before="auto" style:column-width="143.04pt"/>
    </style:style>
    <style:style style:name="co11" style:family="table-column">
      <style:table-column-properties fo:break-before="auto" style:column-width="211.86pt"/>
    </style:style>
    <style:style style:name="co12" style:family="table-column">
      <style:table-column-properties fo:break-before="auto" style:column-width="164.61pt"/>
    </style:style>
    <style:style style:name="co13" style:family="table-column">
      <style:table-column-properties fo:break-before="auto" style:column-width="138.19pt"/>
    </style:style>
    <style:style style:name="co14" style:family="table-column">
      <style:table-column-properties fo:break-before="auto" style:column-width="148.59pt"/>
    </style:style>
    <style:style style:name="co15" style:family="table-column">
      <style:table-column-properties fo:break-before="auto" style:column-width="168.75pt"/>
    </style:style>
    <style:style style:name="co16" style:family="table-column">
      <style:table-column-properties fo:break-before="auto" style:column-width="124.36pt"/>
    </style:style>
    <style:style style:name="co17" style:family="table-column">
      <style:table-column-properties fo:break-before="auto" style:column-width="156.25pt"/>
    </style:style>
    <style:style style:name="co18" style:family="table-column">
      <style:table-column-properties fo:break-before="auto" style:column-width="224.36pt"/>
    </style:style>
    <style:style style:name="co19" style:family="table-column">
      <style:table-column-properties fo:break-before="auto" style:column-width="131.95pt"/>
    </style:style>
    <style:style style:name="co20" style:family="table-column">
      <style:table-column-properties fo:break-before="auto" style:column-width="170.84pt"/>
    </style:style>
    <style:style style:name="co21" style:family="table-column">
      <style:table-column-properties fo:break-before="auto" style:column-width="127.11pt"/>
    </style:style>
    <style:style style:name="co22" style:family="table-column">
      <style:table-column-properties fo:break-before="auto" style:column-width="206.31pt"/>
    </style:style>
    <style:style style:name="co23" style:family="table-column">
      <style:table-column-properties fo:break-before="auto" style:column-width="129.15pt"/>
    </style:style>
    <style:style style:name="co24" style:family="table-column">
      <style:table-column-properties fo:break-before="auto" style:column-width="113.19pt"/>
    </style:style>
    <style:style style:name="co25" style:family="table-column">
      <style:table-column-properties fo:break-before="auto" style:column-width="117.41pt"/>
    </style:style>
    <style:style style:name="co26" style:family="table-column">
      <style:table-column-properties fo:break-before="auto" style:column-width="208.35pt"/>
    </style:style>
    <style:style style:name="co27" style:family="table-column">
      <style:table-column-properties fo:break-before="auto" style:column-width="203.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50.01pt" fo:break-before="auto" style:use-optimal-row-height="false"/>
    </style:style>
    <style:style style:name="ro4" style:family="table-row">
      <style:table-row-properties style:row-height="21pt" fo:break-before="auto" style:use-optimal-row-height="false"/>
    </style:style>
    <style:style style:name="ro5" style:family="table-row">
      <style:table-row-properties style:row-height="47.99pt" fo:break-before="auto" style:use-optimal-row-height="false"/>
    </style:style>
    <style:style style:name="ta1" style:family="table" style:master-page-name="PageStyle_5f_Info">
      <style:table-properties table:display="true" style:writing-mode="lr-tb"/>
    </style:style>
    <style:style style:name="ta2" style:family="table" style:master-page-name="PageStyle_5f_Indice_20_e_20_sintesi">
      <style:table-properties table:display="true" style:writing-mode="lr-tb"/>
    </style:style>
    <style:style style:name="ta3" style:family="table" style:master-page-name="PageStyle_5f_Casi_20_nazionali">
      <style:table-properties table:display="true" style:writing-mode="lr-tb"/>
    </style:style>
    <style:style style:name="ta4" style:family="table" style:master-page-name="PageStyle_5f_Casi_20_internazionali">
      <style:table-properties table:display="true" style:writing-mode="lr-tb"/>
    </style:style>
    <style:style style:name="ta5" style:family="table" style:master-page-name="PageStyle_5f_References">
      <style:table-properties table:display="true" style:writing-mode="lr-tb"/>
    </style:style>
    <style:style style:name="ce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66cc"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66cc" style:text-outline="false" style:text-line-through-style="none" style:text-line-through-type="none" style:font-name="Titillium Web" fo:font-size="30pt" fo:font-style="normal" fo:text-shadow="none" style:text-underline-style="none" fo:font-weight="bold" style:font-size-asian="30pt" style:font-style-asian="normal" style:font-weight-asian="bold" style:font-name-complex="Titillium Web" style:font-size-complex="30pt" style:font-style-complex="normal" style:font-weight-complex="bold"/>
    </style:style>
    <style:style style:name="ce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66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9" style:family="table-cell" style:parent-style-name="Default">
      <style:table-cell-properties fo:background-color="#5a677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11" style:family="table-cell" style:parent-style-name="Default">
      <style:table-cell-properties fo:background-color="#5a6772"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2" style:family="table-cell" style:parent-style-name="Default">
      <style:table-cell-properties fo:background-color="#0066cc"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5" style:family="table-cell" style:parent-style-name="Default">
      <style:table-cell-properties fo:background-color="#0066cc"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6" style:family="table-cell" style:parent-style-name="Default">
      <style:table-cell-properties fo:background-color="#0066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5a6772"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0" style:family="table-cell" style:parent-style-name="Default">
      <style:table-cell-properties fo:background-color="#0066cc"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2" style:family="table-cell" style:parent-style-name="Default">
      <style:map style:condition="is-true-formula(LEN(TRIM([.F24]))&gt;0)" style:apply-style-name="ConditionalStyle_5f_1" style:base-cell-address="'Indice e sintesi'.F24"/>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4" style:family="table-cell" style:parent-style-name="Default">
      <style:table-cell-properties fo:border-bottom="1.76pt solid #cccccc" fo:background-color="#0066cc" style:diagonal-bl-tr="none" style:diagonal-tl-br="none" style:text-align-source="value-type" style:repeat-content="false" fo:wrap-option="wrap" fo:border-left="1.76pt solid #cccccc" style:direction="ltr" fo:border-right="none" style:rotation-angle="0" style:rotation-align="none" style:shrink-to-fit="false" fo:border-top="1.76pt solid #cccccc" style:vertical-align="top" loext:vertical-justify="auto"/>
      <style:paragraph-properties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5" style:family="table-cell" style:parent-style-name="Default">
      <style:table-cell-properties fo:border-bottom="1.76pt solid #c0c0c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7" style:family="table-cell" style:parent-style-name="Default">
      <style:table-cell-properties fo:border-bottom="1.76pt solid #cccccc" fo:background-color="#0066cc" style:diagonal-bl-tr="none" style:diagonal-tl-br="none" style:text-align-source="value-type" style:repeat-content="false" fo:wrap-option="wrap" fo:border-left="none" style:direction="ltr" fo:border-right="none" style:rotation-angle="0" style:rotation-align="none" style:shrink-to-fit="false" fo:border-top="1.76pt solid #cccccc" style:vertical-align="top" loext:vertical-justify="auto"/>
      <style:paragraph-properties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0" style:family="table-cell" style:parent-style-name="Default">
      <style:table-cell-properties fo:border-bottom="1.76pt solid #cccccc" style:diagonal-bl-tr="none" style:diagonal-tl-br="none" fo:border-left="none" fo:border-right="none" style:rotation-align="none" fo:border-top="1.76pt solid #cc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fo:border-bottom="1.76pt solid #cccccc" fo:background-color="#0066cc" style:diagonal-bl-tr="none" style:diagonal-tl-br="none" style:text-align-source="value-type" style:repeat-content="false" fo:wrap-option="wrap" fo:border-left="1.76pt solid #cccccc" style:direction="ltr" fo:border-right="none" style:rotation-angle="0" style:rotation-align="none" style:shrink-to-fit="false" fo:border-top="none" style:vertical-align="top" loext:vertical-justify="auto"/>
      <style:paragraph-properties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8" style:family="table-cell" style:parent-style-name="Default">
      <style:table-cell-properties fo:border-bottom="1.76pt solid #cccccc" fo:background-color="#0066cc"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0" style:family="table-cell" style:parent-style-name="Default">
      <style:table-cell-properties fo:border-bottom="1.76pt solid #cccccc"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5a6772"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5a6772" style:rotation-align="none"/>
      <style:text-properties fo:color="#5a6772"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use-window-font-color="true" style:font-name="Titillium Web" fo:font-size="12pt" fo:font-weight="bold" style:text-underline-style="none" style:text-underline-color="font-color" style:text-line-through-type="none" fo:font-style="normal" style:text-outline="false" fo:text-shadow="none" style:text-position="0% 100%" style:font-name-complex="Titillium Web" style:font-size-asian="12pt" style:font-size-complex="12pt" style:font-weight-asian="bold" style:font-weight-complex="bold" style:font-style-asian="normal" style:font-style-complex="normal"/>
    </style:style>
    <style:style style:name="T2"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3" style:family="text">
      <style:text-properties style:font-name="Titillium Web" style:font-style-complex="normal" style:font-style-asian="normal" style:font-weight-complex="normal" style:font-weight-asian="normal" style:font-size-complex="11pt" style:font-size-asian="11pt" style:font-name-complex="Titillium Web" style:use-window-font-color="true" style:text-position="0% 100%" style:text-outline="false" fo:font-style="normal" style:text-line-through-type="none" style:text-underline-style="none" style:text-underline-color="font-color" fo:font-weight="normal" fo:font-size="11pt" fo:text-shadow="none"/>
    </style:style>
    <style:style style:name="T4" style:family="text">
      <style:text-properties style:font-name="Titillium Web" style:font-style-complex="normal" style:font-style-asian="normal" style:font-size-complex="11pt" style:font-size-asian="11pt" style:font-name-complex="Titillium Web" style:use-window-font-color="true" style:text-position="0% 100%" style:text-outline="false" fo:font-style="normal" style:text-line-through-type="none" style:text-underline-style="none" style:text-underline-color="font-color" fo:font-size="11pt" fo:text-shadow="none" fo:font-weight="bold" style:font-weight-asian="bold" style:font-weight-complex="bold"/>
    </style:style>
    <style:style style:name="T5" style:family="text">
      <style:text-properties style:use-window-font-color="true" style:font-name="Titillium Web" fo:font-size="11pt" fo:font-weight="normal" style:text-underline-style="none" style:text-underline-color="font-color" style:text-line-through-type="none" fo:font-style="normal" style:text-outline="false" fo:text-shadow="none" style:text-position="0% 100%" style:font-name-complex="Titillium Web" style:font-size-asian="11pt" style:font-size-complex="11pt" style:font-weight-asian="normal" style:font-weight-complex="normal" style:font-style-asian="normal" style:font-style-complex="normal"/>
    </style:style>
    <style:style style:name="T6" style:family="text">
      <style:text-properties fo:text-shadow="none" style:font-name="Titillium Web" fo:font-size="11pt" fo:font-weight="normal" style:text-underline-style="none" style:text-underline-color="font-color" style:text-line-through-type="none" fo:font-style="normal" style:text-outline="false" style:text-position="0% 100%" style:use-window-font-color="true" style:font-name-complex="Titillium Web" style:font-size-asian="11pt" style:font-size-complex="11pt" style:font-weight-asian="normal" style:font-weight-complex="normal" style:font-style-asian="normal" style:font-style-complex="normal"/>
    </style:style>
    <style:style style:name="T7" style:family="text">
      <style:text-properties fo:text-shadow="none" style:font-name="Titillium Web" fo:font-size="11pt" style:text-underline-style="none" style:text-underline-color="font-color" style:text-line-through-type="none" fo:font-style="normal" style:text-outline="false" style:text-position="0% 100%" style:use-window-font-color="true" style:font-name-complex="Titillium Web" style:font-size-asian="11pt" style:font-size-complex="11pt" style:font-style-asian="normal" style:font-style-complex="normal" fo:font-weight="bold" style:font-weight-asian="bold" style:font-weight-complex="bold"/>
    </style:style>
    <style:style style:name="T8" style:family="text">
      <style:text-properties fo:text-shadow="none" style:font-name="Titillium Web" fo:font-size="11pt" style:text-underline-style="none" style:text-underline-color="font-color" style:text-line-through-type="none" fo:font-style="normal" style:text-outline="false" style:text-position="0% 100%" style:use-window-font-color="true" style:font-name-complex="Titillium Web" style:font-size-asian="11pt" style:font-size-complex="11pt" style:font-style-asian="normal" style:font-style-complex="normal" fo:font-weight="normal" style:font-weight-asian="normal" style:font-weight-complex="normal"/>
    </style:style>
    <style:style style:name="T9" style:family="text">
      <style:text-properties style:font-style-complex="normal" style:use-window-font-color="true" fo:text-shadow="none" style:font-style-asian="normal" style:font-weight-complex="normal" style:font-weight-asian="normal" style:font-size-complex="11pt" style:font-size-asian="11pt" style:font-name-complex="Titillium Web" style:text-outline="false" fo:font-style="normal" style:text-line-through-type="none" style:text-underline-style="none" style:text-underline-color="font-color" fo:font-weight="normal" fo:font-size="11pt" style:font-name="Titillium Web" style:text-position="0% 100%"/>
    </style:style>
    <style:style style:name="T10" style:family="text">
      <style:text-properties style:font-style-complex="normal" style:use-window-font-color="true" fo:text-shadow="none" style:font-style-asian="normal" style:font-size-complex="11pt" style:font-size-asian="11pt" style:font-name-complex="Titillium Web" style:text-outline="false" fo:font-style="normal" style:text-line-through-type="none" style:text-underline-style="none" style:text-underline-color="font-color" fo:font-size="11pt" style:font-name="Titillium Web" style:text-position="0% 100%" fo:font-weight="bold" style:font-weight-asian="bold" style:font-weight-complex="bold"/>
    </style:style>
    <style:style style:name="T11" style:family="text">
      <style:text-properties style:font-style-complex="normal" style:use-window-font-color="true" fo:text-shadow="none" style:font-style-asian="normal" style:font-size-complex="11pt" style:font-size-asian="11pt" style:font-name-complex="Titillium Web" style:text-outline="false" fo:font-style="normal" style:text-line-through-type="none" style:text-underline-style="none" style:text-underline-color="font-color" fo:font-size="11pt" style:font-name="Titillium Web" style:text-position="0% 100%" fo:font-weight="normal" style:font-weight-asian="normal" style:font-weight-complex="normal"/>
    </style:style>
    <style:style style:name="T12" style:family="text">
      <style:text-properties style:font-style-complex="normal" style:use-window-font-color="true" fo:text-shadow="none" style:font-style-asian="normal" style:font-size-complex="11pt" style:font-size-asian="11pt" style:font-name-complex="Titillium Web" style:text-outline="false" fo:font-style="normal" style:text-line-through-type="none" style:text-underline-style="none" style:text-underline-color="font-color" fo:font-size="11pt" style:font-name="Titillium Web" style:text-position="0% 100%" style:font-weight-complex="bold" fo:font-weight="bold" style:font-weight-asian="bold"/>
    </style:style>
    <style:style style:name="T13" style:family="text">
      <style:text-properties style:font-style-complex="normal" style:use-window-font-color="true" fo:text-shadow="none" style:font-style-asian="normal" style:font-size-complex="11pt" style:font-size-asian="11pt" style:font-name-complex="Titillium Web" style:text-outline="false" fo:font-style="normal" style:text-line-through-type="none" style:text-underline-style="none" style:text-underline-color="font-color" fo:font-size="11pt" style:font-name="Titillium Web" style:text-position="0% 100%" fo:font-weight="normal" style:font-weight-complex="normal" style:font-weight-asian="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fo"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style-name="ce1" table:number-columns-repeated="3"/>
          <table:table-cell table:number-columns-repeated="1021"/>
        </table:table-row>
        <table:table-row table:style-name="ro1">
          <table:table-cell table:style-name="ce1"/>
          <table:table-cell table:style-name="ce5" office:value-type="string" calcext:value-type="string">
            <text:p>Benchmarking</text:p>
          </table:table-cell>
          <table:table-cell table:style-name="ce1"/>
          <table:table-cell table:number-columns-repeated="1021"/>
        </table:table-row>
        <table:table-row table:style-name="ro1">
          <table:table-cell table:style-name="ce1"/>
          <table:table-cell table:style-name="ce2"/>
          <table:table-cell table:style-name="ce1"/>
          <table:table-cell table:number-columns-repeated="1021"/>
        </table:table-row>
        <table:table-row table:style-name="ro1">
          <table:table-cell table:style-name="ce2"/>
          <table:table-cell table:style-name="ce6" office:value-type="string" calcext:value-type="string">
            <text:p>Analisi dei siti web delle scuole nazionali e internazionali per la raccolta di insight di progetto.</text:p>
          </table:table-cell>
          <table:table-cell table:style-name="ce1"/>
          <table:table-cell table:number-columns-repeated="1021"/>
        </table:table-row>
        <table:table-row table:style-name="ro1" table:number-rows-repeated="2">
          <table:table-cell table:style-name="ce1" table:number-columns-repeated="3"/>
          <table:table-cell table:number-columns-repeated="1021"/>
        </table:table-row>
        <table:table-row table:style-name="ro1">
          <table:table-cell table:style-name="ce1"/>
          <table:table-cell table:style-name="ce1" office:value-type="string" calcext:value-type="string">
            <text:p>ISTRUZIONI</text:p>
          </table:table-cell>
          <table:table-cell table:style-name="ce1"/>
          <table:table-cell table:number-columns-repeated="1021"/>
        </table:table-row>
        <table:table-row table:style-name="ro1">
          <table:table-cell table:style-name="ce1" table:number-columns-repeated="3"/>
          <table:table-cell table:number-columns-repeated="1021"/>
        </table:table-row>
        <table:table-row table:style-name="ro1">
          <table:table-cell table:style-name="ce3" office:value-type="float" office:value="1" calcext:value-type="float">
            <text:p>1</text:p>
          </table:table-cell>
          <table:table-cell table:style-name="ce7" office:value-type="string" calcext:value-type="string">
            <text:p>Utilizza la tab "Indice" per riportare l'elenco dei casi selezionati, assegnando un codice a ciascuno di loro in ordine progressivo. Quello stesso codice dovrà essere utilizzato per nominare i materiali allegati ad ogni caso. </text:p>
          </table:table-cell>
          <table:table-cell table:style-name="ce1"/>
          <table:table-cell table:number-columns-repeated="1021"/>
        </table:table-row>
        <table:table-row table:style-name="ro1">
          <table:table-cell table:style-name="ce4" table:number-columns-repeated="2"/>
          <table:table-cell table:style-name="ce1"/>
          <table:table-cell table:number-columns-repeated="1021"/>
        </table:table-row>
        <table:table-row table:style-name="ro1">
          <table:table-cell table:style-name="ce3" office:value-type="float" office:value="2" calcext:value-type="float">
            <text:p>2</text:p>
          </table:table-cell>
          <table:table-cell table:style-name="ce8" office:value-type="string" calcext:value-type="string">
            <text:p>Crea una nuova tab per ogni raggruppamento di casi. <text:s/></text:p>
          </table:table-cell>
          <table:table-cell table:style-name="ce1"/>
          <table:table-cell table:number-columns-repeated="1021"/>
        </table:table-row>
        <table:table-row table:style-name="ro1">
          <table:table-cell table:style-name="ce4" table:number-columns-repeated="2"/>
          <table:table-cell table:style-name="ce1"/>
          <table:table-cell table:number-columns-repeated="1021"/>
        </table:table-row>
        <table:table-row table:style-name="ro1">
          <table:table-cell table:style-name="ce3" office:value-type="float" office:value="3" calcext:value-type="float">
            <text:p>3</text:p>
          </table:table-cell>
          <table:table-cell table:style-name="ce8" office:value-type="string" calcext:value-type="string">
            <text:p>Compila le voci per ogni foglio e integra i temi di analisi mancanti</text:p>
          </table:table-cell>
          <table:table-cell table:style-name="ce1"/>
          <table:table-cell table:number-columns-repeated="1021"/>
        </table:table-row>
        <table:table-row table:style-name="ro1">
          <table:table-cell table:style-name="ce4" table:number-columns-repeated="2"/>
          <table:table-cell table:style-name="ce1"/>
          <table:table-cell table:number-columns-repeated="1021"/>
        </table:table-row>
        <table:table-row table:style-name="ro1">
          <table:table-cell table:style-name="ce3" office:value-type="float" office:value="4" calcext:value-type="float">
            <text:p>4</text:p>
          </table:table-cell>
          <table:table-cell table:style-name="ce8" office:value-type="string" calcext:value-type="string">
            <text:p>Riporta eventuali evidenze esterne con un codice opportuno (es. R01, R02, R03, etc.) e raccoglile in un folder allegato</text:p>
          </table:table-cell>
          <table:table-cell table:style-name="ce1"/>
          <table:table-cell table:number-columns-repeated="1021"/>
        </table:table-row>
        <table:table-row table:style-name="ro1">
          <table:table-cell table:style-name="ce4" table:number-columns-repeated="2"/>
          <table:table-cell table:style-name="ce1"/>
          <table:table-cell table:number-columns-repeated="1021"/>
        </table:table-row>
        <table:table-row table:style-name="ro2" table:number-rows-repeated="1048559">
          <table:table-cell table:number-columns-repeated="1024"/>
        </table:table-row>
        <table:table-row table:style-name="ro2">
          <table:table-cell table:number-columns-repeated="1024"/>
        </table:table-row>
      </table:table>
      <table:table table:name="Indice e sintesi"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8" table:default-cell-style-name="Default"/>
        <table:table-row table:style-name="ro1">
          <table:table-cell table:style-name="ce9" office:value-type="string" calcext:value-type="string">
            <text:p>Metodo di selezione casi</text:p>
          </table:table-cell>
          <table:table-cell table:style-name="ce9" table:number-columns-repeated="4"/>
          <table:table-cell table:number-columns-repeated="1019"/>
        </table:table-row>
        <table:table-row table:style-name="ro1">
          <table:table-cell table:style-name="ce10" office:value-type="string" calcext:value-type="string">
            <text:p>I casi sotto elencati sono stati raccolti da una serie di fonti accessibili nel tab "References". </text:p>
            <text:p>Gli obiettivi e i criteri di ricerca sono stati definiti nel documento "W_Scuola_Benchmarking_Obiettivi e criteri.gdoc"</text:p>
          </table:table-cell>
          <table:table-cell table:style-name="ce14" table:number-columns-repeated="4"/>
          <table:table-cell table:number-columns-repeated="1019"/>
        </table:table-row>
        <table:table-row table:style-name="ro1">
          <table:table-cell table:style-name="ce11" office:value-type="string" calcext:value-type="string">
            <text:p>#</text:p>
          </table:table-cell>
          <table:table-cell table:style-name="ce11" office:value-type="string" calcext:value-type="string">
            <text:p>Casi selezionati</text:p>
          </table:table-cell>
          <table:table-cell table:style-name="ce11" office:value-type="string" calcext:value-type="string">
            <text:p>Città</text:p>
          </table:table-cell>
          <table:table-cell table:style-name="ce11" office:value-type="string" calcext:value-type="string">
            <text:p>Link sito</text:p>
          </table:table-cell>
          <table:table-cell table:style-name="ce11" office:value-type="string" calcext:value-type="string">
            <text:p>Aspetti rilevanti</text:p>
          </table:table-cell>
          <table:table-cell table:number-columns-repeated="1019"/>
        </table:table-row>
        <table:table-row table:style-name="ro1">
          <table:table-cell table:style-name="ce12" office:value-type="string" calcext:value-type="string">
            <text:p>Nazionali</text:p>
          </table:table-cell>
          <table:table-cell table:style-name="ce15" table:number-columns-repeated="2"/>
          <table:table-cell table:style-name="ce16"/>
          <table:table-cell table:style-name="ce20"/>
          <table:table-cell table:number-columns-repeated="1019"/>
        </table:table-row>
        <table:table-row table:style-name="ro1">
          <table:table-cell table:style-name="ce13" office:value-type="string" calcext:value-type="string">
            <text:p>C01</text:p>
          </table:table-cell>
          <table:table-cell table:style-name="ce13" office:value-type="string" calcext:value-type="string">
            <text:p>Istituto comprensivo "Nicolò Tommaseo"</text:p>
          </table:table-cell>
          <table:table-cell table:style-name="ce13" office:value-type="string" calcext:value-type="string">
            <text:p>Conselve (PD), Italia</text:p>
          </table:table-cell>
          <table:table-cell table:style-name="ce17" office:value-type="string" calcext:value-type="string">
            <text:p><text:a xlink:href="http://www.ictommaseo.gov.it/" xlink:type="simple">http://www.ictommaseo.gov.it/ </text:a></text:p>
          </table:table-cell>
          <table:table-cell table:style-name="ce21" office:value-type="string" calcext:value-type="string">
            <text:p>Buona struttura di interfaccia e architettura. Si tratta essenzialmente di un sito vetrina - aggregatore di link (sono quasi tutti .pdf che si aprono in altra scheda). Esiste un notiziario - giornaletto annuale delle attività degli alunni. I servizi online sono tutti esterni e riportati nel sito come banner/loghi cliccabili. </text:p>
          </table:table-cell>
          <table:table-cell table:number-columns-repeated="1019"/>
        </table:table-row>
        <table:table-row table:style-name="ro1">
          <table:table-cell table:style-name="ce13" office:value-type="string" calcext:value-type="string">
            <text:p>C02</text:p>
          </table:table-cell>
          <table:table-cell table:style-name="ce13" office:value-type="string" calcext:value-type="string">
            <text:p>Istituto Comprensivo Statale Giovanni Arpino</text:p>
          </table:table-cell>
          <table:table-cell table:style-name="ce13" office:value-type="string" calcext:value-type="string">
            <text:p>Sommariva del Bosco (CN), Italia</text:p>
          </table:table-cell>
          <table:table-cell table:style-name="ce17" office:value-type="string" calcext:value-type="string">
            <text:p><text:a xlink:href="http://www.istitutogiovanniarpino.gov.it/" xlink:type="simple">http://www.istitutogiovanniarpino.gov.it/</text:a></text:p>
          </table:table-cell>
          <table:table-cell table:style-name="ce21" office:value-type="string" calcext:value-type="string">
            <text:p>Più attenzione ai progetti e alle attività in corso che sono presentate innanzitutto in homepage. Alcuni approfondimenti anche nelle sezioni specifiche, es. "Prodotti e progetti" di Studenti. Creazione di Aula web (Moodle). I servizi online sono tutti esterni e riportati nel sito come banner/loghi cliccabili.</text:p>
          </table:table-cell>
          <table:table-cell table:number-columns-repeated="1019"/>
        </table:table-row>
        <table:table-row table:style-name="ro1">
          <table:table-cell table:style-name="ce13" office:value-type="string" calcext:value-type="string">
            <text:p>C03</text:p>
          </table:table-cell>
          <table:table-cell table:style-name="ce13" office:value-type="string" calcext:value-type="string">
            <text:p>Istituto Canossiano Madonna del Grappa</text:p>
          </table:table-cell>
          <table:table-cell table:style-name="ce13" office:value-type="string" calcext:value-type="string">
            <text:p>Treviso (TV), Italia</text:p>
          </table:table-cell>
          <table:table-cell table:style-name="ce17" office:value-type="string" calcext:value-type="string">
            <text:p><text:a xlink:href="http://www.canossiane-treviso.it/" xlink:type="simple">http://www.canossiane-treviso.it/</text:a></text:p>
          </table:table-cell>
          <table:table-cell table:style-name="ce21" office:value-type="string" calcext:value-type="string">
            <text:p>Ha una forte identità che si traduce in una organizzazione dei contenuti e attraente veste grafica. L'aspetto di maggior interesse è che la finalità principale del sito è orientare il ragazzo e il genitore presentando in maniera coinvolgente <text:s/>l'offerta formativa.</text:p>
          </table:table-cell>
          <table:table-cell table:number-columns-repeated="1019"/>
        </table:table-row>
        <table:table-row table:style-name="ro1">
          <table:table-cell table:style-name="ce13" office:value-type="string" calcext:value-type="string">
            <text:p>C04</text:p>
          </table:table-cell>
          <table:table-cell table:style-name="ce13" office:value-type="string" calcext:value-type="string">
            <text:p>Istituto Salesiano Don Bosco Ranchibile</text:p>
          </table:table-cell>
          <table:table-cell table:style-name="ce13" office:value-type="string" calcext:value-type="string">
            <text:p>Palermo (PA), Italia</text:p>
          </table:table-cell>
          <table:table-cell table:style-name="ce17" office:value-type="string" calcext:value-type="string">
            <text:p><text:a xlink:href="http://www.ranchibile.org/" xlink:type="simple">http://www.ranchibile.org/</text:a></text:p>
          </table:table-cell>
          <table:table-cell table:style-name="ce21" office:value-type="string" calcext:value-type="string">
            <text:p>Il carattere religioso dell'istituto emerge già dalla homepage. Grande attenzione è rivolta alle attività che vengono svolte, anche quelle extrascolastiche. Note di interesse: libreria digitale, rubriche e la sezione "auguri a..."</text:p>
          </table:table-cell>
          <table:table-cell table:number-columns-repeated="1019"/>
        </table:table-row>
        <table:table-row table:style-name="ro1">
          <table:table-cell table:style-name="ce13" office:value-type="string" calcext:value-type="string">
            <text:p>C05</text:p>
          </table:table-cell>
          <table:table-cell table:style-name="ce13" office:value-type="string" calcext:value-type="string">
            <text:p>Istituto E. Balducci Pontassieve</text:p>
          </table:table-cell>
          <table:table-cell table:style-name="ce13" office:value-type="string" calcext:value-type="string">
            <text:p>Pontassieve (FI), Italia</text:p>
          </table:table-cell>
          <table:table-cell table:style-name="ce17" office:value-type="string" calcext:value-type="string">
            <text:p><text:a xlink:href="http://www.istitutobalducci.gov.it/" xlink:type="simple">http://www.istitutobalducci.gov.it/</text:a></text:p>
          </table:table-cell>
          <table:table-cell table:style-name="ce21" office:value-type="string" calcext:value-type="string">
            <text:p>Bilancia i contenuti istituzionali con quelli relativi la vita scolastica. Le informazioni istituzionali sono ben categorizzate nel menu principale. In homepage mettono in primo piano notizie, eventi scolastici integrando i contenuti testuali con materiale fotografico. Gli aspetti di maggior interesse riguardano le sezioni "eventi" e "laboratori" seppur non adeguatamente approfonditi. </text:p>
          </table:table-cell>
          <table:table-cell table:number-columns-repeated="1019"/>
        </table:table-row>
        <table:table-row table:style-name="ro1">
          <table:table-cell table:style-name="ce13" office:value-type="string" calcext:value-type="string">
            <text:p>C06</text:p>
          </table:table-cell>
          <table:table-cell table:style-name="ce13" office:value-type="string" calcext:value-type="string">
            <text:p>Istituto comprensivo "Don Lorenzo Milani"</text:p>
          </table:table-cell>
          <table:table-cell table:style-name="ce13" office:value-type="string" calcext:value-type="string">
            <text:p>Turbigo (MI), Italia</text:p>
          </table:table-cell>
          <table:table-cell table:style-name="ce17" office:value-type="string" calcext:value-type="string">
            <text:p><text:a xlink:href="https://www.comprensivoturbigo.gov.it/" xlink:type="simple">https://www.comprensivoturbigo.gov.it/</text:a></text:p>
          </table:table-cell>
          <table:table-cell table:style-name="ce21" office:value-type="string" calcext:value-type="string">
            <text:p>Uno dei template (1di3) principali sviluppati da "Porte aperte sul web". Elemento di interesse il menu iconico che però è posizionato a metà pagina. Interessante anche l'area delle notizie con foto delle attività svolte. Sono inseriti anche i servizi comunali come la mensa e il trasporto. I servizi online sono tutti esterni e riportati nel sito come banner/loghi cliccabili.</text:p>
            <text:p>Siti simili: </text:p>
            <text:p>https://www.einaudicremona.gov.it/</text:p>
            <text:p>http://lnx.ipsctgallo.it/nsw/  &gt;&gt; collegato alla pagina google+ per la gallery di foto </text:p>
          </table:table-cell>
          <table:table-cell table:number-columns-repeated="1019"/>
        </table:table-row>
        <table:table-row table:style-name="ro3">
          <table:table-cell table:style-name="ce13" office:value-type="string" calcext:value-type="string">
            <text:p>C07</text:p>
          </table:table-cell>
          <table:table-cell table:style-name="ce13" office:value-type="string" calcext:value-type="string">
            <text:p>Istituto Comprensivo Statale "E. Crespi"</text:p>
          </table:table-cell>
          <table:table-cell table:style-name="ce13" office:value-type="string" calcext:value-type="string">
            <text:p>Busto Arsizio (MI), Italia</text:p>
          </table:table-cell>
          <table:table-cell table:style-name="ce17" office:value-type="string" calcext:value-type="string">
            <text:p><text:a xlink:href="http://www.comprensivocrespi.gov.it/" xlink:type="simple">http://www.comprensivocrespi.gov.it/</text:a></text:p>
          </table:table-cell>
          <table:table-cell table:style-name="ce21" office:value-type="string" calcext:value-type="string">
            <text:p>Un altro dei template (2di3) principali sviluppati da "Porte aperte sul web". Ha un carattere fortemente istituzionale e informativo: molte voci di menu sono tecniche; le pagina degli studenti e genitori sono un elenco di comunicazioni e avvisi, etc. Anche in questo caso gli item selezionabili rimandano a .pdf che si aprono in altra scheda (es. elenco libri). </text:p>
            <text:p>Siti simili:</text:p>
            <text:p>http://www.comprensivomerate.gov.it/</text:p>
            <text:p>http://www.icmortara.gov.it/ (qualche spunto)</text:p>
            <text:p>https://www.icnicolinicapranica.gov.it/</text:p>
            <text:p>http://www.icsanfrancescodipaola-me.gov.it/</text:p>
            <text:p>http://lnx.itgrighi.gov.it/</text:p>
            <text:p>http://www.icdiaz.gov.it/</text:p>
          </table:table-cell>
          <table:table-cell table:style-name="ce21" office:value-type="string" calcext:value-type="string">
            <text:p>Segnalato da stakeholder</text:p>
          </table:table-cell>
          <table:table-cell table:number-columns-repeated="1018"/>
        </table:table-row>
        <table:table-row table:style-name="ro1">
          <table:table-cell table:style-name="ce13" office:value-type="string" calcext:value-type="string">
            <text:p>C08</text:p>
          </table:table-cell>
          <table:table-cell table:style-name="ce13" office:value-type="string" calcext:value-type="string">
            <text:p>Istituto Comprensivo di Verdellino</text:p>
          </table:table-cell>
          <table:table-cell table:style-name="ce13" office:value-type="string" calcext:value-type="string">
            <text:p>Verdellino (BG), Italia</text:p>
          </table:table-cell>
          <table:table-cell table:style-name="ce17" office:value-type="string" calcext:value-type="string">
            <text:p><text:a xlink:href="https://www.icverdellino.gov.it/" xlink:type="simple">https://www.icverdellino.gov.it/</text:a></text:p>
          </table:table-cell>
          <table:table-cell table:style-name="ce21" office:value-type="string" calcext:value-type="string">
            <text:p>Un altro dei template (3di4) principali sviluppati da "Porte aperte sul web". Il modello di sito che si evince è di carattere istituzionale e informativo. I contenuti fotografici sono assenti. Attenzione agli aspetti di accessibilità e usabilità. Interessante il collegamento alla piattaforma alla Google Suite for Education. </text:p>
          </table:table-cell>
          <table:table-cell table:style-name="ce21" office:value-type="string" calcext:value-type="string">
            <text:p>Segnalato da stakeholder</text:p>
          </table:table-cell>
          <table:table-cell table:number-columns-repeated="1018"/>
        </table:table-row>
        <table:table-row table:style-name="ro1">
          <table:table-cell table:style-name="ce13" office:value-type="string" calcext:value-type="string">
            <text:p>C09</text:p>
          </table:table-cell>
          <table:table-cell table:style-name="ce13" office:value-type="string" calcext:value-type="string">
            <text:p>ITIS Marconi</text:p>
          </table:table-cell>
          <table:table-cell table:style-name="ce13" office:value-type="string" calcext:value-type="string">
            <text:p>Padova (PD), Italia</text:p>
          </table:table-cell>
          <table:table-cell table:style-name="ce17" office:value-type="string" calcext:value-type="string">
            <text:p><text:a xlink:href="http://www.itismarconipadova.gov.it/" xlink:type="simple">http://www.itismarconipadova.gov.it/</text:a></text:p>
          </table:table-cell>
          <table:table-cell table:style-name="ce21" office:value-type="string" calcext:value-type="string">
            <text:p>Un altro dei template (4di4) principali sviluppati da "Porte aperte sul web". Si tratta di un sito di carattere informativo che racconta anche le attività scolastiche in sezioni specifiche (es. voce di menu "attività scolastiche" e "galleria fotografica"). Gli strumenti di supporto alla didattica sono gestiti con piattaforme esterne (Moodle è integrato nel registro elettronico). Pubblicazione del giornaletto di istituto.</text:p>
            <text:p>Siti simili:</text:p>
            <text:p>https://icsfinomornasco.gov.it/index.php?option=com_content&amp;view=featured&amp;Itemid=227</text:p>
          </table:table-cell>
          <table:table-cell table:style-name="ce21" office:value-type="string" calcext:value-type="string">
            <text:p>Segnalato da stakeholder</text:p>
          </table:table-cell>
          <table:table-cell table:number-columns-repeated="1018"/>
        </table:table-row>
        <table:table-row table:style-name="ro1">
          <table:table-cell table:style-name="ce13" office:value-type="string" calcext:value-type="string">
            <text:p>C10</text:p>
          </table:table-cell>
          <table:table-cell table:style-name="ce13" office:value-type="string" calcext:value-type="string">
            <text:p>Istituto tecnico I.I.S.S "Ettore Majorana"</text:p>
          </table:table-cell>
          <table:table-cell table:style-name="ce13" office:value-type="string" calcext:value-type="string">
            <text:p>Brindisi (BR), Italia</text:p>
          </table:table-cell>
          <table:table-cell table:style-name="ce17" office:value-type="string" calcext:value-type="string">
            <text:p><text:a xlink:href="http://www.majoranabrindisi.it/index.php" xlink:type="simple">http://www.majoranabrindisi.it/index.php</text:a></text:p>
          </table:table-cell>
          <table:table-cell table:style-name="ce21" office:value-type="string" calcext:value-type="string">
            <text:p>Il sito mette in risalto i progetti scolastici in corso. In molte pagine sono riportati i numeri delle visite degli utenti. Alcuni aspetti interessanti: qr code per accedere al sito in versione mobile e il tour virtuale dell'istituto.</text:p>
          </table:table-cell>
          <table:table-cell table:style-name="ce21" office:value-type="string" calcext:value-type="string">
            <text:p>Segnalato da stakeholder</text:p>
          </table:table-cell>
          <table:table-cell table:number-columns-repeated="1018"/>
        </table:table-row>
        <table:table-row table:style-name="ro1">
          <table:table-cell table:style-name="ce13" office:value-type="string" calcext:value-type="string">
            <text:p>C11</text:p>
          </table:table-cell>
          <table:table-cell table:style-name="ce13" office:value-type="string" calcext:value-type="string">
            <text:p>Istituto Giovanni Paolo II</text:p>
          </table:table-cell>
          <table:table-cell table:style-name="ce13" office:value-type="string" calcext:value-type="string">
            <text:p>Ostia Lido (RM), Italia</text:p>
          </table:table-cell>
          <table:table-cell table:style-name="ce17" office:value-type="string" calcext:value-type="string">
            <text:p><text:a xlink:href="https://www2.istitutogiovannipaolo2.it/news/" xlink:type="simple">https://www2.istitutogiovannipaolo2.it/news/</text:a></text:p>
          </table:table-cell>
          <table:table-cell table:style-name="ce21" office:value-type="string" calcext:value-type="string">
            <text:p>Il sito racconta in maniera chiara e dettagliata gli istituti, i corsi, le attività scolastiche ed extra scolastiche. Interessanti i contenuti fotografici e la sezione di news ed eventi. Elemento di interesse è il social network scolastico iGP2.</text:p>
          </table:table-cell>
          <table:table-cell table:style-name="ce21" office:value-type="string" calcext:value-type="string">
            <text:p>Segnalato da stakeholder</text:p>
          </table:table-cell>
          <table:table-cell table:number-columns-repeated="1018"/>
        </table:table-row>
        <table:table-row table:style-name="ro1">
          <table:table-cell table:style-name="ce13" office:value-type="string" calcext:value-type="string">
            <text:p>C12</text:p>
          </table:table-cell>
          <table:table-cell table:style-name="ce13" office:value-type="string" calcext:value-type="string">
            <text:p>Istituto di istruzione superiore Savoia Benincasa</text:p>
          </table:table-cell>
          <table:table-cell table:style-name="ce13" office:value-type="string" calcext:value-type="string">
            <text:p>Ancona (AN), Italia</text:p>
          </table:table-cell>
          <table:table-cell table:style-name="ce17" office:value-type="string" calcext:value-type="string">
            <text:p><text:a xlink:href="https://www.savoiabenincasa.gov.it/" xlink:type="simple">https://www.savoiabenincasa.gov.it/</text:a></text:p>
          </table:table-cell>
          <table:table-cell table:style-name="ce21" office:value-type="string" calcext:value-type="string">
            <text:p>Il sito è focalizzato sugli aspetti relativi la comunicazione. Si pone infatti come veicolo principale per la comunicazione tra scuola-docenti-studenti-famiglia. è adottato un linguaggio meno formale e tutte le comunicazioni, anche quelle di carattere più formale, sono descritte sottoforma di articoli e presentati in homepage. </text:p>
          </table:table-cell>
          <table:table-cell table:style-name="ce21"/>
          <table:table-cell table:number-columns-repeated="1018"/>
        </table:table-row>
        <table:table-row table:style-name="ro1">
          <table:table-cell table:style-name="ce13" office:value-type="string" calcext:value-type="string">
            <text:p>C13</text:p>
          </table:table-cell>
          <table:table-cell table:style-name="ce13" office:value-type="string" calcext:value-type="string">
            <text:p>Scuola-Città Pestalozzi</text:p>
          </table:table-cell>
          <table:table-cell table:style-name="ce13" office:value-type="string" calcext:value-type="string">
            <text:p>Firenze (FI), Italia</text:p>
          </table:table-cell>
          <table:table-cell table:style-name="ce17" office:value-type="string" calcext:value-type="string">
            <text:p><text:a xlink:href="https://www.scuolacittapestalozzi.it/" xlink:type="simple">https://www.scuolacittapestalozzi.it/</text:a></text:p>
          </table:table-cell>
          <table:table-cell table:style-name="ce21" office:value-type="string" calcext:value-type="string">
            <text:p>Il sito è focalizzato sull'approccio didattico dell'istituto. L'istituto infatti si pone come scuola impegnata ad attuare forme di sperimentazione metodologica e didattica che promuove la partecipazione di alunni e insegnanti alla realizzazione di progetti e laboratori didattici. <text:s/></text:p>
          </table:table-cell>
          <table:table-cell table:style-name="ce21"/>
          <table:table-cell table:number-columns-repeated="1018"/>
        </table:table-row>
        <table:table-row table:style-name="ro1">
          <table:table-cell table:style-name="ce13" office:value-type="string" calcext:value-type="string">
            <text:p>C14</text:p>
          </table:table-cell>
          <table:table-cell table:style-name="ce13" office:value-type="string" calcext:value-type="string">
            <text:p>Liceo Statale Eleonora Pimentel Fonseca</text:p>
          </table:table-cell>
          <table:table-cell table:style-name="ce13" office:value-type="string" calcext:value-type="string">
            <text:p>Napoli (NA), Italia</text:p>
          </table:table-cell>
          <table:table-cell table:style-name="ce17" office:value-type="string" calcext:value-type="string">
            <text:p><text:a xlink:href="https://www.liceofonseca.gov.it/" xlink:type="simple">https://www.liceofonseca.gov.it/</text:a></text:p>
          </table:table-cell>
          <table:table-cell table:style-name="ce21" office:value-type="string" calcext:value-type="string">
            <text:p>Il sito è basato in buona parte sul nuovo template PAsW che segue le linee guida dei siti delle PA (vedi C15). Tutti i contenuti di homepage sono organizzati in fasce orizzontali (es.: header, menu, presentazione istituto, comunicazioni, calendario, modulistica, trasparenza, banner, footer).</text:p>
          </table:table-cell>
          <table:table-cell table:style-name="ce21"/>
          <table:table-cell table:number-columns-repeated="1018"/>
        </table:table-row>
        <table:table-row table:style-name="ro1">
          <table:table-cell table:style-name="ce13" office:value-type="string" calcext:value-type="string">
            <text:p>C15</text:p>
          </table:table-cell>
          <table:table-cell table:style-name="ce13" office:value-type="string" calcext:value-type="string">
            <text:p>Esempio di template Joomla </text:p>
          </table:table-cell>
          <table:table-cell table:style-name="ce13" office:value-type="string" calcext:value-type="string">
            <text:p>/</text:p>
          </table:table-cell>
          <table:table-cell table:style-name="ce17" office:value-type="string" calcext:value-type="string">
            <text:p><text:a xlink:href="https://paswjoomla.net/ItaliaPAsW/" xlink:type="simple">https://paswjoomla.net/ItaliaPAsW/</text:a></text:p>
          </table:table-cell>
          <table:table-cell table:style-name="ce21" office:value-type="string" calcext:value-type="string">
            <text:p>Template sviluppato da "Porte aperte sul web" per Joomla basato sulle linee guida AGID.</text:p>
            <text:p>Non trovato il sito di una scuola specifica.  Si tratta di un template di riferimento sviluppato secondo le lineeguida AGID. La struttura prevede che sia le comunicazioni istituzionali (es.circolari), sia le attività scolastiche ed eventi vengano raccontati tramite descrizioni testuali e materiali fotografici. In primo piano sono presentati i contenuti più istituzionali.</text:p>
          </table:table-cell>
          <table:table-cell table:style-name="ce21" office:value-type="string" calcext:value-type="string">
            <text:p>Segnalato da stakeholder</text:p>
          </table:table-cell>
          <table:table-cell table:number-columns-repeated="1018"/>
        </table:table-row>
        <table:table-row table:style-name="ro1">
          <table:table-cell table:style-name="ce13" table:number-columns-repeated="3"/>
          <table:table-cell table:style-name="ce18"/>
          <table:table-cell table:style-name="ce21"/>
          <table:table-cell table:number-columns-repeated="1019"/>
        </table:table-row>
        <table:table-row table:style-name="ro1">
          <table:table-cell table:style-name="ce12" office:value-type="string" calcext:value-type="string">
            <text:p>Internazionali</text:p>
          </table:table-cell>
          <table:table-cell table:style-name="ce15" table:number-columns-repeated="2"/>
          <table:table-cell table:style-name="ce16"/>
          <table:table-cell table:style-name="ce20"/>
          <table:table-cell table:number-columns-repeated="1019"/>
        </table:table-row>
        <table:table-row table:style-name="ro1">
          <table:table-cell table:style-name="ce13" office:value-type="string" calcext:value-type="string">
            <text:p>C16</text:p>
          </table:table-cell>
          <table:table-cell table:style-name="ce13" office:value-type="string" calcext:value-type="string">
            <text:p>Well Lane Primary School (Wirral)</text:p>
          </table:table-cell>
          <table:table-cell table:style-name="ce13" office:value-type="string" calcext:value-type="string">
            <text:p>Londra, UK</text:p>
          </table:table-cell>
          <table:table-cell table:style-name="ce17" office:value-type="string" calcext:value-type="string">
            <text:p><text:a xlink:href="http://www.well-lane.wirral.sch.uk/website/home" xlink:type="simple">http://www.well-lane.wirral.sch.uk/website/home</text:a></text:p>
          </table:table-cell>
          <table:table-cell table:style-name="ce21" office:value-type="string" calcext:value-type="string">
            <text:p>Struttura confusionaria, ma ricchezza di contenuti. Ad esempio, ad ogni materia corrisponde una pagina in cui viene descritto il metodo di insegnamento. Ogni classe ha una sua pagina web con foto, img, info, attività. In homepage ci sono anche i social feed.</text:p>
          </table:table-cell>
          <table:table-cell table:number-columns-repeated="1019"/>
        </table:table-row>
        <table:table-row table:style-name="ro1">
          <table:table-cell table:style-name="ce13" office:value-type="string" calcext:value-type="string">
            <text:p>C17</text:p>
          </table:table-cell>
          <table:table-cell table:style-name="ce13" office:value-type="string" calcext:value-type="string">
            <text:p>City of London Academy Islington</text:p>
          </table:table-cell>
          <table:table-cell table:style-name="ce13" office:value-type="string" calcext:value-type="string">
            <text:p>Londra, UK</text:p>
          </table:table-cell>
          <table:table-cell table:style-name="ce17" office:value-type="string" calcext:value-type="string">
            <text:p><text:a xlink:href="http://www.colai.org.uk/" xlink:type="simple">http://www.colai.org.uk/</text:a></text:p>
          </table:table-cell>
          <table:table-cell table:style-name="ce21" office:value-type="string" calcext:value-type="string">
            <text:p>Sito ben strutturato di natura informativa che racconta del dettaglio tutte le attività, l'offetta formativa per ogni singola materia e la struttura organizzativa. Interessanti alcuni servizi per studenti, quali "Homework". Per i genitori ci sono sezioni dedicate alle fee, ammissioni, uniformi scolastiche. Attenzione particolare è dedicata ad attività "extrascolastiche" come lo sport. </text:p>
          </table:table-cell>
          <table:table-cell table:number-columns-repeated="1019"/>
        </table:table-row>
        <table:table-row table:style-name="ro1">
          <table:table-cell table:style-name="ce13" office:value-type="string" calcext:value-type="string">
            <text:p>C18</text:p>
          </table:table-cell>
          <table:table-cell table:style-name="ce13" office:value-type="string" calcext:value-type="string">
            <text:p>City of London Freemen's School</text:p>
          </table:table-cell>
          <table:table-cell table:style-name="ce13" office:value-type="string" calcext:value-type="string">
            <text:p>Londra, UK</text:p>
          </table:table-cell>
          <table:table-cell table:style-name="ce19" office:value-type="string" calcext:value-type="string">
            <text:p><text:a xlink:href="http://www.freemens.org/" xlink:type="simple">http://www.freemens.org/</text:a></text:p>
          </table:table-cell>
          <table:table-cell table:style-name="ce21" office:value-type="string" calcext:value-type="string">
            <text:p>Come per il caso precedente un'attenzione particolare è dedicata alla presentazione dei contenuti, per cui il sito si presenta ben fatto. Il focus principale è la vita scolastica la quale è ben documentata. Un'attenzione particolare è anche rivolta ai materiali fotografici presentati. </text:p>
          </table:table-cell>
          <table:table-cell table:style-name="ce22" table:number-columns-repeated="21"/>
          <table:table-cell table:number-columns-repeated="998"/>
        </table:table-row>
        <table:table-row table:style-name="ro1">
          <table:table-cell table:style-name="ce13" office:value-type="string" calcext:value-type="string">
            <text:p>C19</text:p>
          </table:table-cell>
          <table:table-cell table:style-name="ce13" office:value-type="string" calcext:value-type="string">
            <text:p>Lycée français de Varsovie</text:p>
          </table:table-cell>
          <table:table-cell table:style-name="ce13" office:value-type="string" calcext:value-type="string">
            <text:p>Varsavia, Polonia</text:p>
          </table:table-cell>
          <table:table-cell table:style-name="ce19" office:value-type="string" calcext:value-type="string">
            <text:p><text:a xlink:href="http://www.lfv.pl/" xlink:type="simple">http://www.lfv.pl/</text:a></text:p>
          </table:table-cell>
          <table:table-cell table:style-name="ce21" office:value-type="string" calcext:value-type="string">
            <text:p>Caso di successo segnalato da stakeholder. Gli aspetti di interesse emersi durante l'intervista erano la completezza informativa (ad esempio a settembre i genitori hanno a disposizione la lista delle cose che i ragazzi devono avere in cartella) e possono scegliere le attività extra scolatische dei figli.</text:p>
          </table:table-cell>
          <table:table-cell table:style-name="ce21" office:value-type="string" calcext:value-type="string">
            <text:p>Segnalato da stakeholder</text:p>
          </table:table-cell>
          <table:table-cell table:style-name="ce22" table:number-columns-repeated="20"/>
          <table:table-cell table:number-columns-repeated="998"/>
        </table:table-row>
        <table:table-row table:style-name="ro1">
          <table:table-cell table:style-name="ce13" office:value-type="string" calcext:value-type="string">
            <text:p>C20</text:p>
          </table:table-cell>
          <table:table-cell table:style-name="ce13" office:value-type="string" calcext:value-type="string">
            <text:p>Eriksdalsskolan</text:p>
          </table:table-cell>
          <table:table-cell table:style-name="ce13" office:value-type="string" calcext:value-type="string">
            <text:p>Stoccolma, Svezia</text:p>
          </table:table-cell>
          <table:table-cell table:style-name="ce19" office:value-type="string" calcext:value-type="string">
            <text:p><text:a xlink:href="https://eriksdalsskolan.stockholm.se/" xlink:type="simple">https://eriksdalsskolan.stockholm.se/</text:a></text:p>
          </table:table-cell>
          <table:table-cell table:style-name="ce21" office:value-type="string" calcext:value-type="string">
            <text:p>I siti delle scuole svedesi hanno tutti il medesimo layout e grafica.</text:p>
          </table:table-cell>
          <table:table-cell table:number-columns-repeated="1019"/>
        </table:table-row>
        <table:table-row table:style-name="ro1">
          <table:table-cell table:style-name="ce13" office:value-type="string" calcext:value-type="string">
            <text:p>C21</text:p>
          </table:table-cell>
          <table:table-cell table:style-name="ce13" office:value-type="string" calcext:value-type="string">
            <text:p>The woods academy</text:p>
          </table:table-cell>
          <table:table-cell table:style-name="ce13" office:value-type="string" calcext:value-type="string">
            <text:p>Bethesda, Stati Uniti</text:p>
          </table:table-cell>
          <table:table-cell table:style-name="ce19" office:value-type="string" calcext:value-type="string">
            <text:p><text:a xlink:href="https://www.woodsacademy.org/" xlink:type="simple">https://www.woodsacademy.org/</text:a></text:p>
          </table:table-cell>
          <table:table-cell table:style-name="ce21" office:value-type="string" calcext:value-type="string">
            <text:p>*Da considerare solo la colonna "Elementi UI e contenuti innovativi"</text:p>
          </table:table-cell>
          <table:table-cell table:number-columns-repeated="1019"/>
        </table:table-row>
        <table:table-row table:style-name="ro1">
          <table:table-cell table:style-name="ce13" office:value-type="string" calcext:value-type="string">
            <text:p>C22</text:p>
          </table:table-cell>
          <table:table-cell table:style-name="ce13" office:value-type="string" calcext:value-type="string">
            <text:p>Princeton Academy of the Sacred Heart</text:p>
          </table:table-cell>
          <table:table-cell table:style-name="ce13" office:value-type="string" calcext:value-type="string">
            <text:p>Princeton, Stati Uniti</text:p>
          </table:table-cell>
          <table:table-cell table:style-name="ce19" office:value-type="string" calcext:value-type="string">
            <text:p><text:a xlink:href="http://www.princetonacademy.org/" xlink:type="simple">http://www.princetonacademy.org/</text:a></text:p>
          </table:table-cell>
          <table:table-cell table:style-name="ce21" office:value-type="string" calcext:value-type="string">
            <text:p>*Da considerare solo la colonna "Elementi UI e contenuti innovativi"</text:p>
          </table:table-cell>
          <table:table-cell table:number-columns-repeated="1019"/>
        </table:table-row>
        <table:table-row table:style-name="ro1">
          <table:table-cell table:style-name="ce13" office:value-type="string" calcext:value-type="string">
            <text:p>C23</text:p>
          </table:table-cell>
          <table:table-cell table:style-name="ce13" office:value-type="string" calcext:value-type="string">
            <text:p>Jackson County Public Schools</text:p>
          </table:table-cell>
          <table:table-cell table:style-name="ce13" office:value-type="string" calcext:value-type="string">
            <text:p>Sylva, Stati Uniti</text:p>
          </table:table-cell>
          <table:table-cell table:style-name="ce19" office:value-type="string" calcext:value-type="string">
            <text:p><text:a xlink:href="https://www.jcpsnc.org/" xlink:type="simple">https://www.jcpsnc.org/</text:a></text:p>
          </table:table-cell>
          <table:table-cell table:style-name="ce21" office:value-type="string" calcext:value-type="string">
            <text:p>*Da considerare solo la colonna "Elementi UI e contenuti innovativi"</text:p>
          </table:table-cell>
          <table:table-cell table:number-columns-repeated="1019"/>
        </table:table-row>
        <table:table-row table:style-name="ro1" table:number-rows-repeated="5">
          <table:table-cell table:style-name="ce13" table:number-columns-repeated="4"/>
          <table:table-cell table:style-name="ce21"/>
          <table:table-cell table:number-columns-repeated="1019"/>
        </table:table-row>
        <table:table-row table:style-name="ro1" table:number-rows-repeated="2">
          <table:table-cell table:number-columns-repeated="4"/>
          <table:table-cell table:style-name="ce21"/>
          <table:table-cell table:number-columns-repeated="1019"/>
        </table:table-row>
        <table:table-row table:style-name="ro2" table:number-rows-repeated="1048539">
          <table:table-cell table:number-columns-repeated="1024"/>
        </table:table-row>
        <table:table-row table:style-name="ro2">
          <table:table-cell table:number-columns-repeated="1024"/>
        </table:table-row>
        <calcext:conditional-formats>
          <calcext:conditional-format calcext:target-range-address="'Indice e sintesi'.F24:'Indice e sintesi'.F24 'Indice e sintesi'.G24:'Indice e sintesi'.Z25">
            <calcext:condition calcext:apply-style-name="ConditionalStyle_1" calcext:value="formula-is(LEN(TRIM([.F24]))&gt;0)" calcext:base-cell-address="'Indice e sintesi'.F24"/>
          </calcext:conditional-format>
        </calcext:conditional-formats>
      </table:table>
      <table:table table:name="Casi nazionali" table:style-name="ta3">
        <table:table-column table:style-name="co9" table:default-cell-style-name="Default"/>
        <table:table-column table:style-name="co10" table:default-cell-style-name="Default"/>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1011" table:default-cell-style-name="Default"/>
        <table:table-row table:style-name="ro1">
          <table:table-cell table:style-name="ce11" office:value-type="string" calcext:value-type="string">
            <text:p>Obiettivo</text:p>
          </table:table-cell>
          <table:table-cell table:style-name="ce11" table:number-columns-repeated="12"/>
          <table:table-cell table:style-name="ce34" table:number-columns-repeated="2"/>
          <table:table-cell table:style-name="ce31" table:number-columns-repeated="3"/>
          <table:table-cell table:style-name="ce35"/>
          <table:table-cell table:number-columns-repeated="1005"/>
        </table:table-row>
        <table:table-row table:style-name="ro1">
          <table:table-cell table:style-name="ce23"/>
          <table:table-cell table:style-name="ce23" office:value-type="string" calcext:value-type="string">
            <text:p>Benchmarking funzionale</text:p>
          </table:table-cell>
          <table:table-cell table:style-name="ce28" office:value-type="string" calcext:value-type="string">
            <text:p>Macro temi: identità della scuola, servizi alla didattica, gestione processi amministrativi</text:p>
          </table:table-cell>
          <table:table-cell table:style-name="ce29" table:number-columns-repeated="8"/>
          <table:table-cell/>
          <table:table-cell table:style-name="ce31"/>
          <table:table-cell table:style-name="ce34" table:number-columns-repeated="2"/>
          <table:table-cell table:style-name="ce31" table:number-columns-repeated="3"/>
          <table:table-cell table:style-name="ce35"/>
          <table:table-cell table:number-columns-repeated="1005"/>
        </table:table-row>
        <table:table-row table:style-name="ro4">
          <table:table-cell table:style-name="ce24" office:value-type="string" calcext:value-type="string">
            <text:p>Anagrafe</text:p>
          </table:table-cell>
          <table:table-cell table:style-name="ce27"/>
          <table:table-cell table:style-name="ce24" office:value-type="string" calcext:value-type="string" table:number-columns-spanned="2" table:number-rows-spanned="1">
            <text:p>Identità sito</text:p>
          </table:table-cell>
          <table:covered-table-cell table:style-name="ce30"/>
          <table:table-cell table:style-name="ce24" office:value-type="string" calcext:value-type="string" table:number-columns-spanned="6" table:number-rows-spanned="1">
            <text:p>Integrazione servizi</text:p>
          </table:table-cell>
          <table:covered-table-cell table:number-columns-repeated="5" table:style-name="ce30"/>
          <table:table-cell table:style-name="ce24" office:value-type="string" calcext:value-type="string">
            <text:p>Elementi innovativi</text:p>
          </table:table-cell>
          <table:table-cell table:style-name="ce24" office:value-type="string" calcext:value-type="string">
            <text:p>Strategie di sostenibilità</text:p>
          </table:table-cell>
          <table:table-cell table:style-name="ce24" office:value-type="string" calcext:value-type="string">
            <text:p>Note</text:p>
          </table:table-cell>
          <table:table-cell table:style-name="ce34" table:number-columns-repeated="2"/>
          <table:table-cell table:style-name="ce31" table:number-columns-repeated="3"/>
          <table:table-cell table:style-name="ce35"/>
          <table:table-cell table:number-columns-repeated="1005"/>
        </table:table-row>
        <table:table-row table:style-name="ro5">
          <table:table-cell table:style-name="ce25" office:value-type="string" calcext:value-type="string">
            <text:p>Codice</text:p>
          </table:table-cell>
          <table:table-cell table:style-name="ce25" office:value-type="string" calcext:value-type="string">
            <text:p><text:span text:style-name="T1">Info generali</text:span></text:p>
            <text:p><text:span text:style-name="T2">Nome e tipologia istituto, città</text:span></text:p>
          </table:table-cell>
          <table:table-cell table:style-name="ce25" office:value-type="string" calcext:value-type="string">
            <text:p><text:span text:style-name="T1">Breve descrizione del modello </text:span></text:p>
            <text:p><text:span text:style-name="T2">(es. sito informativo, aggregatore di servizi esterni, etc.)</text:span></text:p>
          </table:table-cell>
          <table:table-cell table:style-name="ce25" office:value-type="string" calcext:value-type="string">
            <text:p>Principali target utenti</text:p>
          </table:table-cell>
          <table:table-cell table:style-name="ce25" office:value-type="string" calcext:value-type="string">
            <text:p><text:span text:style-name="T1">Supporto alla didattica</text:span></text:p>
            <text:p><text:span text:style-name="T2">(es. materiale didattico, etc)</text:span></text:p>
          </table:table-cell>
          <table:table-cell table:style-name="ce25" office:value-type="string" calcext:value-type="string">
            <text:p>Registro Elettronico</text:p>
          </table:table-cell>
          <table:table-cell table:style-name="ce25" office:value-type="string" calcext:value-type="string">
            <text:p><text:span text:style-name="T1">Gestione processi amministrativi</text:span></text:p>
            <text:p><text:span text:style-name="T2">(es. iscrizione alunni, etc)</text:span></text:p>
          </table:table-cell>
          <table:table-cell table:style-name="ce25" office:value-type="string" calcext:value-type="string">
            <text:p><text:span text:style-name="T1">Comunicazione attività scolastiche</text:span></text:p>
            <text:p><text:span text:style-name="T2">(es. circolari, bandi, blog, notizie, avvisi, etc)</text:span></text:p>
          </table:table-cell>
          <table:table-cell table:style-name="ce25" office:value-type="string" calcext:value-type="string">
            <text:p><text:span text:style-name="T1">Luoghi di condivisione e discussione</text:span></text:p>
            <text:p><text:span text:style-name="T2">(es. social media, etc.)</text:span></text:p>
          </table:table-cell>
          <table:table-cell table:style-name="ce25" office:value-type="string" calcext:value-type="string">
            <text:p><text:span text:style-name="T1">Servizi di terze parti</text:span></text:p>
            <text:p><text:span text:style-name="T2">(es. enti locali, associazioni, mensa, trasporto, etc.)</text:span></text:p>
          </table:table-cell>
          <table:table-cell table:style-name="ce25" office:value-type="string" calcext:value-type="string">
            <text:p>Contenuti, oggetti UI di interesse</text:p>
          </table:table-cell>
          <table:table-cell table:style-name="ce25" office:value-type="string" calcext:value-type="string">
            <text:p>Aggiornamento e manutenzione</text:p>
          </table:table-cell>
          <table:table-cell table:style-name="ce32" table:number-columns-repeated="7"/>
          <table:table-cell table:number-columns-repeated="1005"/>
        </table:table-row>
        <table:table-row table:style-name="ro1">
          <table:table-cell table:style-name="ce26" office:value-type="string" calcext:value-type="string">
            <text:p>C01</text:p>
          </table:table-cell>
          <table:table-cell table:style-name="ce26" office:value-type="string" calcext:value-type="string">
            <text:p>- Istituto comprensivo "Nicolò Tommaseo"</text:p>
            <text:p>- Scuola statale - SCUOLA SECONDARIA DI PRIMO GRADO</text:p>
            <text:p>- Conselve (PD), Italia</text:p>
          </table:table-cell>
          <table:table-cell table:style-name="ce26" office:value-type="string" calcext:value-type="string">
            <text:p>- sito istituzionale ma con una buona proposta grafica</text:p>
            <text:p>- aggregatore di link a siti esterni e documenti</text:p>
          </table:table-cell>
          <table:table-cell table:style-name="ce26" office:value-type="string" calcext:value-type="string">
            <text:p>- docenti</text:p>
            <text:p>- famiglie</text:p>
          </table:table-cell>
          <table:table-cell table:style-name="ce26" office:value-type="string" calcext:value-type="string">
            <text:p>Non per studenti.</text:p>
            <text:p>Link a Scuola Next Docenti per la formazione</text:p>
          </table:table-cell>
          <table:table-cell table:style-name="ce26" office:value-type="string" calcext:value-type="string">
            <text:p>Argo Software</text:p>
          </table:table-cell>
          <table:table-cell table:style-name="ce26" office:value-type="string" calcext:value-type="string">
            <text:p><text:span text:style-name="T5">Utilizzo di loghi/banner per il collegamento ai vari servizi.</text:span></text:p>
            <text:p><text:span text:style-name="T5">- Iscrizione online MIUR</text:span></text:p>
            <text:p><text:span text:style-name="T3">- Amministrazione trasparente (anche per le comunicazioni scolastiche) </text:span><text:span text:style-name="T4">R03</text:span></text:p>
          </table:table-cell>
          <table:table-cell table:style-name="ce26" office:value-type="string" calcext:value-type="string">
            <text:p><text:span text:style-name="T5">- PON</text:span></text:p>
            <text:p><text:span text:style-name="T6">- circolari, news, comunicazioni </text:span><text:span text:style-name="T7">R04</text:span><text:span text:style-name="T8"> (.pdf che si aprono in altra scheda)</text:span></text:p>
            <text:p><text:span text:style-name="T5">- carousel con notizie in evidenza</text:span></text:p>
            <text:p><text:span text:style-name="T5">- progetti di istituto</text:span></text:p>
            <text:p><text:span text:style-name="T5">- articoli recenti</text:span></text:p>
          </table:table-cell>
          <table:table-cell table:number-columns-repeated="2" table:style-name="ce26" office:value-type="string" calcext:value-type="string">
            <text:p>/</text:p>
          </table:table-cell>
          <table:table-cell table:style-name="ce26" office:value-type="string" calcext:value-type="string">
            <text:p><text:span text:style-name="T3">- Layout UI e linguaggio grafico </text:span><text:span text:style-name="T4">R01</text:span></text:p>
            <text:p><text:span text:style-name="T3">- Notiziario: giornaletto annuale che viene caricato anche online </text:span><text:span text:style-name="T4">R02</text:span></text:p>
            <text:p><text:span text:style-name="T3">- pagina dei progetti ben strutturata. Manca una descrizione testuale. Sono presenti solo link a locandine in .pdf. Interessante la sezione "related posts" relativa la scheda progetti </text:span><text:span text:style-name="T4">R05</text:span></text:p>
          </table:table-cell>
          <table:table-cell table:style-name="ce26" office:value-type="string" calcext:value-type="string">
            <text:p>Si</text:p>
          </table:table-cell>
          <table:table-cell table:style-name="ce26" office:value-type="string" calcext:value-type="string">
            <text:p><text:span text:style-name="T6">Un esempio di "Magazine" online per aree tematiche ed eventi </text:span><text:span text:style-name="T7">R95</text:span><text:span text:style-name="T8">.</text:span></text:p>
            <text:p><text:span text:style-name="T5">Sito scuola: http://liceoattiliobertolucci.gov.it/</text:span></text:p>
            <text:p><text:span text:style-name="T5">Link al blog esterno al sito: http://magazine.liceoattiliobertolucci.org/</text:span></text:p>
          </table:table-cell>
          <table:table-cell table:number-columns-repeated="1011"/>
        </table:table-row>
        <table:table-row table:style-name="ro1">
          <table:table-cell table:style-name="ce26" office:value-type="string" calcext:value-type="string">
            <text:p>C02</text:p>
          </table:table-cell>
          <table:table-cell table:style-name="ce26" office:value-type="string" calcext:value-type="string">
            <text:p>- Istituto Comprensivo Statale Giovanni Arpino</text:p>
            <text:p>- Scuola statale- Primaria - Secondaria di I° grado</text:p>
            <text:p>- Sommariva del Bosco (CN), Italia</text:p>
          </table:table-cell>
          <table:table-cell table:style-name="ce26" office:value-type="string" calcext:value-type="string">
            <text:p>- sito istituzionale ma con una certa attenzione alla comunicazione delle attività scolastiche </text:p>
          </table:table-cell>
          <table:table-cell table:style-name="ce26" office:value-type="string" calcext:value-type="string">
            <text:p>- studenti</text:p>
            <text:p>- genitori</text:p>
            <text:p>- docenti</text:p>
            <text:p>- ATA</text:p>
          </table:table-cell>
          <table:table-cell table:style-name="ce26" office:value-type="string" calcext:value-type="string">
            <text:p><text:span text:style-name="T3">- Adozione di Aulaweb che è collegata a Moodle </text:span><text:span text:style-name="T4">R08</text:span></text:p>
            <text:p><text:span text:style-name="T6">- Lista libri di testo </text:span><text:span text:style-name="T7">R09</text:span><text:span text:style-name="T8"> </text:span></text:p>
            <text:p><text:span text:style-name="T5">- Calendario scolastico</text:span></text:p>
          </table:table-cell>
          <table:table-cell table:style-name="ce26" office:value-type="string" calcext:value-type="string">
            <text:p>Regel </text:p>
          </table:table-cell>
          <table:table-cell table:style-name="ce26" office:value-type="string" calcext:value-type="string">
            <text:p>Utilizzo di loghi/banner per il collegamento ai vari servizi.</text:p>
            <text:p>- Amministrazione trasparente</text:p>
            <text:p>- MAD</text:p>
            <text:p>- PON</text:p>
            <text:p>- Fattura PA</text:p>
            <text:p>- Albo pretorio online</text:p>
            <text:p>- Iscrizione online</text:p>
            <text:p>- Scuola in chiaro</text:p>
          </table:table-cell>
          <table:table-cell table:style-name="ce26" office:value-type="string" calcext:value-type="string">
            <text:p><text:span text:style-name="T5">- PON</text:span></text:p>
            <text:p><text:span text:style-name="T3">- attività scolastiche documentate con testo e foto sia in homepage sia in sezioni specifiche (es. Prodotti e Progetti) </text:span><text:span text:style-name="T4">R07 R08</text:span></text:p>
            <text:p><text:span text:style-name="T5">- archivio notizie</text:span></text:p>
          </table:table-cell>
          <table:table-cell table:style-name="ce26" office:value-type="string" calcext:value-type="string">
            <text:p>/</text:p>
          </table:table-cell>
          <table:table-cell table:style-name="ce26" office:value-type="string" calcext:value-type="string">
            <text:p><text:span text:style-name="T3">Sportello autismo</text:span><text:span text:style-name="T4"> R09</text:span></text:p>
          </table:table-cell>
          <table:table-cell table:style-name="ce26" office:value-type="string" calcext:value-type="string">
            <text:p><text:span text:style-name="T5">- Aula web</text:span></text:p>
            <text:p><text:span text:style-name="T3">- Temi di inclusione e accessibilita: sportello autismo e settings interfacce </text:span><text:span text:style-name="T4">R06</text:span></text:p>
          </table:table-cell>
          <table:table-cell table:style-name="ce26" office:value-type="string" calcext:value-type="string">
            <text:p>Si</text:p>
          </table:table-cell>
          <table:table-cell table:number-columns-repeated="1012"/>
        </table:table-row>
        <table:table-row table:style-name="ro1">
          <table:table-cell table:style-name="ce26" office:value-type="string" calcext:value-type="string">
            <text:p>C03</text:p>
          </table:table-cell>
          <table:table-cell table:style-name="ce26" office:value-type="string" calcext:value-type="string">
            <text:p>- Istituto Canossiano Madonna del Grappa</text:p>
            <text:p>- Scuola paritaria- Primaria - Secondaria di I°e II° grado</text:p>
            <text:p>- Treviso (TV), Italia</text:p>
          </table:table-cell>
          <table:table-cell table:style-name="ce26" office:value-type="string" calcext:value-type="string">
            <text:p>- sito informativo e orientato all'orientamento del ragazzo e dei genitori</text:p>
          </table:table-cell>
          <table:table-cell table:style-name="ce26" office:value-type="string" calcext:value-type="string">
            <text:p>- studenti</text:p>
            <text:p>- genitori</text:p>
          </table:table-cell>
          <table:table-cell table:style-name="ce26" office:value-type="string" calcext:value-type="string">
            <text:p>/</text:p>
          </table:table-cell>
          <table:table-cell table:style-name="ce26" office:value-type="string" calcext:value-type="string">
            <text:p>Scuola online</text:p>
          </table:table-cell>
          <table:table-cell table:style-name="ce26" office:value-type="string" calcext:value-type="string">
            <text:p>/</text:p>
          </table:table-cell>
          <table:table-cell table:style-name="ce26" office:value-type="string" calcext:value-type="string">
            <text:p><text:span text:style-name="T3">- articoli </text:span><text:span text:style-name="T4">R12</text:span></text:p>
            <text:p><text:span text:style-name="T3">- elenco news </text:span><text:span text:style-name="T4">R16</text:span></text:p>
            <text:p><text:span text:style-name="T5">- circolari</text:span></text:p>
          </table:table-cell>
          <table:table-cell table:style-name="ce26" office:value-type="string" calcext:value-type="string">
            <text:p><text:span text:style-name="T3">- Canale youtube </text:span><text:span text:style-name="T4">R11</text:span></text:p>
            <text:p><text:span text:style-name="T5">- Pagina facebook</text:span></text:p>
          </table:table-cell>
          <table:table-cell table:style-name="ce26" office:value-type="string" calcext:value-type="string">
            <text:p>/</text:p>
          </table:table-cell>
          <table:table-cell table:style-name="ce26" office:value-type="string" calcext:value-type="string">
            <text:p><text:span text:style-name="T3">- Layout UI, organizzazione menu, linguaggio grafico </text:span><text:span text:style-name="T4">R10</text:span></text:p>
            <text:p><text:span text:style-name="T3">- Racconto meno istituzionale dell'istituto </text:span><text:span text:style-name="T4">R13</text:span></text:p>
            <text:p><text:span text:style-name="T9">- Schede di dettaglio informative ben strutturate per l'offerta formativa </text:span><text:span text:style-name="T12">R14, </text:span><text:span text:style-name="T13">piano orario</text:span><text:span text:style-name="T10"> R18 </text:span><text:span text:style-name="T11">e allegati relativi </text:span><text:span text:style-name="T10">R19</text:span></text:p>
            <text:p><text:span text:style-name="T3">– Area con articoli esterni "Dicono di noi..." </text:span><text:span text:style-name="T4">R15</text:span></text:p>
            <text:p><text:span text:style-name="T3">- Repository per documentistica varia </text:span><text:span text:style-name="T4">R17</text:span></text:p>
          </table:table-cell>
          <table:table-cell table:style-name="ce26" office:value-type="string" calcext:value-type="string">
            <text:p>Si</text:p>
          </table:table-cell>
          <table:table-cell table:number-columns-repeated="1012"/>
        </table:table-row>
        <table:table-row table:style-name="ro1">
          <table:table-cell table:style-name="ce26" office:value-type="string" calcext:value-type="string">
            <text:p>C04</text:p>
          </table:table-cell>
          <table:table-cell table:style-name="ce26" office:value-type="string" calcext:value-type="string">
            <text:p>- Istituto Salesiano Don Bosco Ranchibile</text:p>
            <text:p>- Scuola paritaria - SCUOLA SECONDARIA DI PRIMO GRADO</text:p>
            <text:p>- Palermo (PA), Italia</text:p>
          </table:table-cell>
          <table:table-cell table:style-name="ce26" office:value-type="string" calcext:value-type="string">
            <text:p>- identità e stampo religioso dell'istituto ben chiara</text:p>
            <text:p>- attenzione particolare alle attività e alla vita dell'istituto</text:p>
          </table:table-cell>
          <table:table-cell table:style-name="ce26" office:value-type="string" calcext:value-type="string">
            <text:p>- studenti</text:p>
            <text:p>- genitori</text:p>
          </table:table-cell>
          <table:table-cell table:style-name="ce26" office:value-type="string" calcext:value-type="string">
            <text:p><text:span text:style-name="T3">- Formazione online e collegamento a .pdf </text:span><text:span text:style-name="T4">R20</text:span></text:p>
            <text:p><text:span text:style-name="T3">- Libreria digitale </text:span><text:span text:style-name="T4">R23</text:span></text:p>
          </table:table-cell>
          <table:table-cell table:style-name="ce26" office:value-type="string" calcext:value-type="string">
            <text:p>Classe Viva</text:p>
          </table:table-cell>
          <table:table-cell table:style-name="ce26" office:value-type="string" calcext:value-type="string">
            <text:p>/</text:p>
          </table:table-cell>
          <table:table-cell table:style-name="ce26" office:value-type="string" calcext:value-type="string">
            <text:p><text:span text:style-name="T3">- attività extrascolastiche </text:span><text:span text:style-name="T4">R24</text:span></text:p>
            <text:p><text:span text:style-name="T3">- agenda attività </text:span><text:span text:style-name="T4">R25</text:span></text:p>
            <text:p><text:span text:style-name="T3">- news </text:span><text:span text:style-name="T4">R27</text:span></text:p>
          </table:table-cell>
          <table:table-cell table:style-name="ce26" office:value-type="string" calcext:value-type="string">
            <text:p>- Pagina facebook</text:p>
            <text:p>- Instagram</text:p>
            <text:p>- Twitter</text:p>
            <text:p>- Youtube</text:p>
            <text:p>- ANS (Agenzia salesiana)</text:p>
          </table:table-cell>
          <table:table-cell table:style-name="ce26" office:value-type="string" calcext:value-type="string">
            <text:p>/</text:p>
          </table:table-cell>
          <table:table-cell table:style-name="ce26" office:value-type="string" calcext:value-type="string">
            <text:p><text:span text:style-name="T3">- Formazione online medie e superiori </text:span><text:span text:style-name="T4">R20</text:span></text:p>
            <text:p><text:span text:style-name="T6">- Rubriche "Buongiorno" e "From me 2 U" </text:span><text:span text:style-name="T7">R21</text:span><text:span text:style-name="T8"> </text:span></text:p>
            <text:p><text:span text:style-name="T3">- Auguri a... </text:span><text:span text:style-name="T4">R22</text:span></text:p>
            <text:p><text:span text:style-name="T3">- Libreria digitale </text:span><text:span text:style-name="T4">R23</text:span></text:p>
            <text:p><text:span text:style-name="T3">- Area documenti </text:span><text:span text:style-name="T4">R26</text:span></text:p>
          </table:table-cell>
          <table:table-cell table:style-name="ce26" office:value-type="string" calcext:value-type="string">
            <text:p>Si</text:p>
          </table:table-cell>
          <table:table-cell table:number-columns-repeated="1012"/>
        </table:table-row>
        <table:table-row table:style-name="ro1">
          <table:table-cell table:style-name="ce26" office:value-type="string" calcext:value-type="string">
            <text:p>C05</text:p>
          </table:table-cell>
          <table:table-cell table:style-name="ce26" office:value-type="string" calcext:value-type="string">
            <text:p>- Istituto E. Balducci Pontassieve</text:p>
            <text:p>- Scuola statale - ISTITUTO SUPERIORE</text:p>
            <text:p>- Pontassieve (FI), Italia</text:p>
          </table:table-cell>
          <table:table-cell table:style-name="ce26" office:value-type="string" calcext:value-type="string">
            <text:p>- sito informativo che mette in primo priano la comunicazione delle attività scolastiche </text:p>
          </table:table-cell>
          <table:table-cell table:style-name="ce26" office:value-type="string" calcext:value-type="string">
            <text:p>- studenti</text:p>
            <text:p>- genitori</text:p>
            <text:p>- docenti</text:p>
          </table:table-cell>
          <table:table-cell table:style-name="ce26" office:value-type="string" calcext:value-type="string">
            <text:p><text:span text:style-name="T5">- orario</text:span></text:p>
            <text:p><text:span text:style-name="T5">- calendario scolastico</text:span></text:p>
            <text:p><text:span text:style-name="T3">- libri di testo </text:span><text:span text:style-name="T4">R28</text:span></text:p>
          </table:table-cell>
          <table:table-cell table:style-name="ce26" office:value-type="string" calcext:value-type="string">
            <text:p>Argo Software</text:p>
          </table:table-cell>
          <table:table-cell table:style-name="ce26" office:value-type="string" calcext:value-type="string">
            <text:p>/</text:p>
          </table:table-cell>
          <table:table-cell table:style-name="ce26" office:value-type="string" calcext:value-type="string">
            <text:p><text:span text:style-name="T5">- PON</text:span></text:p>
            <text:p><text:span text:style-name="T5">- comunicazioni</text:span></text:p>
            <text:p><text:span text:style-name="T3">- bacheca in homepage con notizie </text:span><text:span text:style-name="T4">R31</text:span></text:p>
          </table:table-cell>
          <table:table-cell table:number-columns-repeated="2" table:style-name="ce26" office:value-type="string" calcext:value-type="string">
            <text:p>/</text:p>
          </table:table-cell>
          <table:table-cell table:style-name="ce26" office:value-type="string" calcext:value-type="string">
            <text:p><text:span text:style-name="T3">- menu strutturato </text:span><text:span text:style-name="T4">R29</text:span></text:p>
            <text:p><text:span text:style-name="T5">- sezione "eventi" con: viaggi, convegni, spettacoli, iniziative studentesche, progetti, alternanza scuola-lavoro</text:span></text:p>
            <text:p><text:span text:style-name="T3">- sezione "laboratori didattici" con: fablab, giardino di urania, esperienze nelle classi </text:span><text:span text:style-name="T4">R33</text:span></text:p>
            <text:p><text:span text:style-name="T3">- tour virtuale fotografico  a 360°dell'istituto </text:span><text:span text:style-name="T4">R32</text:span></text:p>
            <text:p><text:span text:style-name="T6">- centralina meteo e webcam </text:span><text:span text:style-name="T7">R30</text:span><text:span text:style-name="T8"> </text:span></text:p>
            <text:p><text:span text:style-name="T5">- Richiesta libri in comodato d'uso</text:span></text:p>
          </table:table-cell>
          <table:table-cell table:style-name="ce26" office:value-type="string" calcext:value-type="string">
            <text:p>Si</text:p>
          </table:table-cell>
          <table:table-cell table:number-columns-repeated="1012"/>
        </table:table-row>
        <table:table-row table:style-name="ro1">
          <table:table-cell table:style-name="ce26" office:value-type="string" calcext:value-type="string">
            <text:p>C06</text:p>
          </table:table-cell>
          <table:table-cell table:style-name="ce26" office:value-type="string" calcext:value-type="string">
            <text:p>- Istituto comprensivo "Don Lorenzo Milani"</text:p>
            <text:p>- Scuola statale - ISTITUTO COMPRENSIVO</text:p>
            <text:p>- Turbigo (MI), Italia</text:p>
          </table:table-cell>
          <table:table-cell table:style-name="ce26" office:value-type="string" calcext:value-type="string">
            <text:p><text:span text:style-name="T3">- sito ha un carattere fortemente istituzionale e informativo. Ad esempio le voci di menu sono molto articolate e di stampo istituzionale </text:span><text:span text:style-name="T4">R36</text:span></text:p>
          </table:table-cell>
          <table:table-cell table:style-name="ce26" office:value-type="string" calcext:value-type="string">
            <text:p><text:span text:style-name="T5">- studenti</text:span></text:p>
            <text:p><text:span text:style-name="T5">- genitori</text:span></text:p>
            <text:p><text:span text:style-name="T5">- docenti</text:span></text:p>
            <text:p><text:span text:style-name="T5">- ATA</text:span></text:p>
            <text:p><text:span text:style-name="T3">- operatore economico </text:span><text:span text:style-name="T4">R37</text:span></text:p>
          </table:table-cell>
          <table:table-cell table:style-name="ce26" office:value-type="string" calcext:value-type="string">
            <text:p><text:span text:style-name="T3">- calendario scolastico </text:span><text:span text:style-name="T4">R36</text:span></text:p>
            <text:p><text:span text:style-name="T3">- orari classi </text:span><text:span text:style-name="T4">R41</text:span></text:p>
            <text:p><text:span text:style-name="T5">- libri di testo</text:span></text:p>
            <text:p><text:span text:style-name="T3">- collegamento a risorse esterne ma poco strutturato e sviluppato. Ad esempio "Apprendimento scrittura e lettura" </text:span><text:span text:style-name="T4">R38</text:span></text:p>
          </table:table-cell>
          <table:table-cell table:style-name="ce26" office:value-type="string" calcext:value-type="string">
            <text:p>Scuola next</text:p>
          </table:table-cell>
          <table:table-cell table:style-name="ce26" office:value-type="string" calcext:value-type="string">
            <text:p>Utilizzo di loghi/banner per il collegamento ai vari servizi.</text:p>
            <text:p>- Iscrizione online</text:p>
            <text:p>- NoiPA</text:p>
            <text:p>- MIUR</text:p>
            <text:p>- Online Istanze</text:p>
            <text:p>- MaD</text:p>
            <text:p>- Amministrazione trasparente</text:p>
          </table:table-cell>
          <table:table-cell table:style-name="ce26" office:value-type="string" calcext:value-type="string">
            <text:p><text:span text:style-name="T5">- PON</text:span></text:p>
            <text:p><text:span text:style-name="T3">- comunicazioni in homepage </text:span><text:span text:style-name="T4">R39</text:span></text:p>
            <text:p><text:span text:style-name="T5">- notizie dai plessi in homepage</text:span></text:p>
            <text:p><text:span text:style-name="T3">- attività scolastiche </text:span><text:span text:style-name="T4">R42</text:span></text:p>
          </table:table-cell>
          <table:table-cell table:style-name="ce26" office:value-type="string" calcext:value-type="string">
            <text:p>/</text:p>
          </table:table-cell>
          <table:table-cell table:style-name="ce26" office:value-type="string" calcext:value-type="string">
            <text:p>Informazioni sui servizi comunali:</text:p>
            <text:p>- mensa</text:p>
            <text:p>- trasporto</text:p>
            <text:p>- alla persona</text:p>
            <text:p>- pre e post scuola</text:p>
          </table:table-cell>
          <table:table-cell table:style-name="ce26" office:value-type="string" calcext:value-type="string">
            <text:p><text:span text:style-name="T3">- template principale (1di4) sviluppato da "Porte aperte sul web" </text:span><text:span text:style-name="T4">R34</text:span></text:p>
            <text:p><text:span text:style-name="T5">- informazioni sui servizi comunali correlati</text:span></text:p>
            <text:p><text:span text:style-name="T3">- menu iconico (ma posizionato a metà homepage) </text:span><text:span text:style-name="T4">R40</text:span></text:p>
          </table:table-cell>
          <table:table-cell table:style-name="ce26" office:value-type="string" calcext:value-type="string">
            <text:p>Si</text:p>
          </table:table-cell>
          <table:table-cell table:style-name="ce33" office:value-type="string" calcext:value-type="string">
            <text:p>Altra reference suggerita da stakeholder con lo stesso template. </text:p>
            <text:p>https://www.einaudicremona.gov.it/</text:p>
          </table:table-cell>
          <table:table-cell table:number-columns-repeated="1011"/>
        </table:table-row>
        <table:table-row table:style-name="ro1">
          <table:table-cell table:style-name="ce26" office:value-type="string" calcext:value-type="string">
            <text:p>C07</text:p>
          </table:table-cell>
          <table:table-cell table:style-name="ce26" office:value-type="string" calcext:value-type="string">
            <text:p>- Istituto Comprensivo Statale "E. Crespi"</text:p>
            <text:p>- Scuola statale - ISTITUTO COMPRENSIVO</text:p>
            <text:p>- Busto Arsizio (MI), Italia</text:p>
          </table:table-cell>
          <table:table-cell table:style-name="ce26" office:value-type="string" calcext:value-type="string">
            <text:p>- sito fortemente istituzionale e informativo</text:p>
          </table:table-cell>
          <table:table-cell table:style-name="ce26" office:value-type="string" calcext:value-type="string">
            <text:p>- studenti</text:p>
            <text:p>- genitori</text:p>
            <text:p>- docenti</text:p>
            <text:p>- ATA</text:p>
          </table:table-cell>
          <table:table-cell table:style-name="ce26" office:value-type="string" calcext:value-type="string">
            <text:p><text:span text:style-name="T5">- elenco libri di classe (apertura .pdf)</text:span></text:p>
            <text:p><text:span text:style-name="T5">- calendario scolastico, ma non quello degli eventi</text:span></text:p>
            <text:p><text:span text:style-name="T3">- elenco di siti didattici esterni </text:span><text:span text:style-name="T4">R44</text:span></text:p>
            <text:p><text:span text:style-name="T3">- area dedicata all'orientamento </text:span><text:span text:style-name="T4">R45</text:span></text:p>
          </table:table-cell>
          <table:table-cell table:style-name="ce26" office:value-type="string" calcext:value-type="string">
            <text:p>Regel </text:p>
          </table:table-cell>
          <table:table-cell table:style-name="ce26" office:value-type="string" calcext:value-type="string">
            <text:p>Utilizzo di loghi/banner e link per il collegamento ai vari servizi.</text:p>
            <text:p>- Iscrizione online</text:p>
            <text:p>- NoiPA</text:p>
            <text:p>- MIUR</text:p>
            <text:p>- Online Istanze</text:p>
            <text:p>- MaD</text:p>
            <text:p>- Amministrazione trasparente</text:p>
            <text:p>- Scuola in chiaro</text:p>
            <text:p>- ....</text:p>
          </table:table-cell>
          <table:table-cell table:style-name="ce26" office:value-type="string" calcext:value-type="string">
            <text:p><text:span text:style-name="T5">- PON</text:span></text:p>
            <text:p><text:span text:style-name="T3">- giornalino online "Fuori Classe" </text:span><text:span text:style-name="T4">R47</text:span></text:p>
            <text:p><text:span text:style-name="T3">- news, materiali scuole, albo in homepage </text:span><text:span text:style-name="T4">R48</text:span></text:p>
          </table:table-cell>
          <table:table-cell table:number-columns-repeated="2" table:style-name="ce26" office:value-type="string" calcext:value-type="string">
            <text:p>/</text:p>
          </table:table-cell>
          <table:table-cell table:style-name="ce26" office:value-type="string" calcext:value-type="string">
            <text:p><text:span text:style-name="T3">- template principale (2di4) sviluppato da "Porte aperte sul web" </text:span><text:span text:style-name="T4">R43</text:span></text:p>
            <text:p><text:span text:style-name="T5">- Tagline posta sotto il nome dell'istituto</text:span></text:p>
            <text:p><text:span text:style-name="T5">- Messaggio di benvenuto in landing</text:span></text:p>
            <text:p><text:span text:style-name="T5">- Sezione "In Evidenza"</text:span></text:p>
            <text:p><text:span text:style-name="T3">- giornalino online "Fuori Classe" </text:span><text:span text:style-name="T4">R47</text:span></text:p>
            <text:p><text:span text:style-name="T3">- integrazione di sondaggi per genitori </text:span><text:span text:style-name="T4">R46</text:span></text:p>
          </table:table-cell>
          <table:table-cell table:style-name="ce26" office:value-type="string" calcext:value-type="string">
            <text:p>Si</text:p>
          </table:table-cell>
          <table:table-cell table:style-name="ce33" office:value-type="string" calcext:value-type="string">
            <text:p>Altra reference suggerita da stakeholder con lo stesso template. http://www.comprensivomerate.gov.it/</text:p>
          </table:table-cell>
          <table:table-cell table:number-columns-repeated="1011"/>
        </table:table-row>
        <table:table-row table:style-name="ro1">
          <table:table-cell table:style-name="ce26" office:value-type="string" calcext:value-type="string">
            <text:p>C08</text:p>
          </table:table-cell>
          <table:table-cell table:style-name="ce26" office:value-type="string" calcext:value-type="string">
            <text:p>- Istituto Comprensivo di Verdellino</text:p>
            <text:p>- Verdellino (BG), Italia</text:p>
          </table:table-cell>
          <table:table-cell table:style-name="ce26" office:value-type="string" calcext:value-type="string">
            <text:p>- sito istituzionale e informativo. Ci sono sezioni che raccontano la vita della scuola, ma i contenuti fotografici sono quasi del tutto assenti. </text:p>
          </table:table-cell>
          <table:table-cell table:style-name="ce26" office:value-type="string" calcext:value-type="string">
            <text:p>- studenti</text:p>
            <text:p>- genitori</text:p>
            <text:p>- docenti</text:p>
            <text:p>- ATA</text:p>
          </table:table-cell>
          <table:table-cell table:style-name="ce26" office:value-type="string" calcext:value-type="string">
            <text:p>- accesso a Google Suite con credenziali istituto</text:p>
            <text:p>- pagina dedicata all'orientamento dei ragazzi</text:p>
            <text:p>- calendario scolastico</text:p>
            <text:p>- formazione docenti con Google for Education (previo accesso)</text:p>
          </table:table-cell>
          <table:table-cell table:style-name="ce26" office:value-type="string" calcext:value-type="string">
            <text:p>/</text:p>
          </table:table-cell>
          <table:table-cell table:style-name="ce26" office:value-type="string" calcext:value-type="string">
            <text:p><text:span text:style-name="T5">Utilizzo di loghi/banner e link per il collegamento ai vari servizi.</text:span></text:p>
            <text:p><text:span text:style-name="T5">- PON</text:span></text:p>
            <text:p><text:span text:style-name="T5">- info vaccinazioni</text:span></text:p>
            <text:p><text:span text:style-name="T5">- Melting Lab</text:span></text:p>
            <text:p><text:span text:style-name="T5">- Scuola digitale</text:span></text:p>
            <text:p><text:span text:style-name="T5">- Carta del docente</text:span></text:p>
            <text:p><text:span text:style-name="T5">- Scuola in chiaro</text:span></text:p>
            <text:p><text:span text:style-name="T6">- Iscrizioni online (più pagina di info </text:span><text:span text:style-name="T7">R99</text:span><text:span text:style-name="T8">)</text:span></text:p>
          </table:table-cell>
          <table:table-cell table:style-name="ce26" office:value-type="string" calcext:value-type="string">
            <text:p><text:span text:style-name="T5">- circolari genitori in homepage</text:span></text:p>
            <text:p><text:span text:style-name="T5">- circolari personale in homepage</text:span></text:p>
            <text:p><text:span text:style-name="T5">- comunicazioni in spalla</text:span></text:p>
            <text:p><text:span text:style-name="T5">- circolari e incontri in pagina pagina</text:span></text:p>
            <text:p><text:span text:style-name="T3">- esperienze didattiche per ogni scuola del IC </text:span><text:span text:style-name="T4">R96</text:span></text:p>
          </table:table-cell>
          <table:table-cell table:style-name="ce26" office:value-type="string" calcext:value-type="string">
            <text:p>Pagina facebook del "Comitato dei genitori" </text:p>
            <text:p>Telegram per i genitori</text:p>
          </table:table-cell>
          <table:table-cell table:style-name="ce26" office:value-type="string" calcext:value-type="string">
            <text:p><text:span text:style-name="T3">Info vaccinazioni </text:span><text:span text:style-name="T4">R98</text:span></text:p>
          </table:table-cell>
          <table:table-cell table:style-name="ce26" office:value-type="string" calcext:value-type="string">
            <text:p><text:span text:style-name="T3">- template principale (3di4) sviluppato da "Porte aperte sul web" </text:span><text:span text:style-name="T4">R100</text:span></text:p>
            <text:p><text:span text:style-name="T5">- Accesso con SPID</text:span></text:p>
            <text:p><text:span text:style-name="T3">- Accesso test invalsi </text:span><text:span text:style-name="T4">R97</text:span></text:p>
            <text:p><text:span text:style-name="T3">- Accessibilità sito </text:span><text:span text:style-name="T4">R101</text:span></text:p>
            <text:p><text:span text:style-name="T5">- sezione delle form online</text:span></text:p>
          </table:table-cell>
          <table:table-cell table:style-name="ce26" office:value-type="string" calcext:value-type="string">
            <text:p>Si</text:p>
          </table:table-cell>
          <table:table-cell table:number-columns-repeated="1012"/>
        </table:table-row>
        <table:table-row table:style-name="ro1">
          <table:table-cell table:style-name="ce26" office:value-type="string" calcext:value-type="string">
            <text:p>C09</text:p>
          </table:table-cell>
          <table:table-cell table:style-name="ce26" office:value-type="string" calcext:value-type="string">
            <text:p>- ITIS Marconi</text:p>
            <text:p>- Scuola statale - Secondaria II°</text:p>
            <text:p>- Padova (PV), Italia</text:p>
          </table:table-cell>
          <table:table-cell table:style-name="ce26" office:value-type="string" calcext:value-type="string">
            <text:p>- sito informativo che racconta anche le attività scolastiche in sezioni specifiche (es. voce di menu "attività scolastiche" e "galleria fotografica", ma sono piuttosto nascoste) e attraverso il giornaletto di istituto.</text:p>
          </table:table-cell>
          <table:table-cell table:style-name="ce26" office:value-type="string" calcext:value-type="string">
            <text:p>- studenti</text:p>
            <text:p>- genitori</text:p>
            <text:p>- docenti</text:p>
            <text:p>- ATA</text:p>
          </table:table-cell>
          <table:table-cell table:style-name="ce26" office:value-type="string" calcext:value-type="string">
            <text:p><text:span text:style-name="T3">- calendario scolastico ed eventi </text:span><text:span text:style-name="T4">R103</text:span></text:p>
            <text:p><text:span text:style-name="T5">- piattaforma Moodle integrata nel registro elettronico Mastercom</text:span></text:p>
            <text:p><text:span text:style-name="T5">- piattaforma Edmodo - Social Network per la Didattica</text:span></text:p>
            <text:p><text:span text:style-name="T5">- manuali/tutorial per il registro elettronico, inserimento/elimininazioni circolari, inserimento eventi in calendario</text:span></text:p>
            <text:p><text:span text:style-name="T5">- offerta formativa</text:span></text:p>
            <text:p><text:span text:style-name="T5">- orario classi</text:span></text:p>
            <text:p><text:span text:style-name="T5">- orientamento in uscita ed entrata</text:span></text:p>
          </table:table-cell>
          <table:table-cell table:style-name="ce26" office:value-type="string" calcext:value-type="string">
            <text:p>Mastercom (anche versione mobile)</text:p>
          </table:table-cell>
          <table:table-cell table:style-name="ce26" office:value-type="string" calcext:value-type="string">
            <text:p>Utilizzo di loghi/banner e link per il collegamento ai vari servizi.</text:p>
            <text:p>- PON</text:p>
            <text:p>- POR FSE</text:p>
            <text:p>- Amministrazione trasparente</text:p>
            <text:p>- Carta del docente</text:p>
            <text:p>- Istanze online</text:p>
            <text:p>- MaD</text:p>
            <text:p>- Sistema di Riferimento Veneto per la Sicurezza nelle Scuole</text:p>
          </table:table-cell>
          <table:table-cell table:style-name="ce26" office:value-type="string" calcext:value-type="string">
            <text:p><text:span text:style-name="T3">- breaking news </text:span><text:span text:style-name="T4">R102</text:span></text:p>
            <text:p><text:span text:style-name="T3">- galleria fotografica di progetti ed eventi </text:span><text:span text:style-name="T4">R105</text:span></text:p>
          </table:table-cell>
          <table:table-cell table:style-name="ce26" office:value-type="string" calcext:value-type="string">
            <text:p>Canale youtube</text:p>
          </table:table-cell>
          <table:table-cell table:style-name="ce26" office:value-type="string" calcext:value-type="string">
            <text:p><text:span text:style-name="T3">accesso all'elenco dei diplomati per le aziende </text:span><text:span text:style-name="T4">R104</text:span></text:p>
          </table:table-cell>
          <table:table-cell table:style-name="ce26" office:value-type="string" calcext:value-type="string">
            <text:p><text:span text:style-name="T3">- template principale (4di4) sviluppato da "Porte aperte sul web" </text:span><text:span text:style-name="T4">R108</text:span></text:p>
            <text:p><text:span text:style-name="T5">- stazione meteorologica </text:span></text:p>
            <text:p><text:span text:style-name="T3">- giornaletto d'istituto "Marconi Press" </text:span><text:span text:style-name="T4">R106</text:span></text:p>
            <text:p><text:span text:style-name="T3">- attività scolastiche </text:span><text:span text:style-name="T4">R107</text:span></text:p>
            <text:p><text:span text:style-name="T5">- info sui viaggi di istruzione</text:span></text:p>
            <text:p><text:span text:style-name="T5">- accessibilità sito</text:span></text:p>
          </table:table-cell>
          <table:table-cell table:style-name="ce26" office:value-type="string" calcext:value-type="string">
            <text:p>Si</text:p>
          </table:table-cell>
          <table:table-cell table:number-columns-repeated="1012"/>
        </table:table-row>
        <table:table-row table:style-name="ro1">
          <table:table-cell table:style-name="ce26" office:value-type="string" calcext:value-type="string">
            <text:p>C10</text:p>
          </table:table-cell>
          <table:table-cell table:style-name="ce26" office:value-type="string" calcext:value-type="string">
            <text:p>- Istituto tecnico I.I.S.S "Ettore Majorana"</text:p>
            <text:p>- Scuola statale - ISTITUTO SUPERIORE</text:p>
            <text:p>- Brindisi (BR), Italia</text:p>
          </table:table-cell>
          <table:table-cell table:style-name="ce26" office:value-type="string" calcext:value-type="string">
            <text:p>- sito informativo che mette in risalto i progetti a cui l'istituto aderisce. In generale tutte le comunicazioni sono presentate nella pagina principale e in una posizione di rilievo (area centrale). </text:p>
          </table:table-cell>
          <table:table-cell table:style-name="ce26" office:value-type="string" calcext:value-type="string">
            <text:p>A differenza degli altri siti non è stata fatta una netta esplitazione del target di riferimento. Tutti coloro che si imbattono nel sito potrebbero essere interessati. In base ai contenuti inseriti, i principali utenti a cui è rivolto il sito sono:</text:p>
            <text:p>- studenti</text:p>
            <text:p>- docenti</text:p>
          </table:table-cell>
          <table:table-cell table:style-name="ce26" office:value-type="string" calcext:value-type="string">
            <text:p><text:span text:style-name="T3">- corsi dell'istituto su iTunes </text:span><text:span text:style-name="T4">R92</text:span></text:p>
            <text:p><text:span text:style-name="T5">- libri di testo e orari sono riportati come .pdf che si aprono in altra scheda</text:span></text:p>
          </table:table-cell>
          <table:table-cell table:style-name="ce26" office:value-type="string" calcext:value-type="string">
            <text:p>Classe Viva</text:p>
          </table:table-cell>
          <table:table-cell table:style-name="ce26" office:value-type="string" calcext:value-type="string">
            <text:p>Utilizzo di loghi/banner e link per il collegamento ai vari servizi.</text:p>
            <text:p>- Amministrazione trasparente</text:p>
            <text:p>- Avanguardie educative</text:p>
          </table:table-cell>
          <table:table-cell table:style-name="ce26" office:value-type="string" calcext:value-type="string">
            <text:p><text:span text:style-name="T3">Attenzione particolare al materiale fotografico relativo le attività. Sono le prime voci di menu in prima colonna. </text:span><text:span text:style-name="T4">R94</text:span></text:p>
            <text:p><text:span text:style-name="T5">Esiste inoltre una sezione "I più letti" localizzata nel footer, in cui sono presenti i link di rimando ai specifici contenuti o sezioni del sito. </text:span></text:p>
          </table:table-cell>
          <table:table-cell table:style-name="ce26" office:value-type="string" calcext:value-type="string">
            <text:p>Pagina Facebook</text:p>
          </table:table-cell>
          <table:table-cell table:style-name="ce26" office:value-type="string" calcext:value-type="string">
            <text:p>/</text:p>
          </table:table-cell>
          <table:table-cell table:style-name="ce26" office:value-type="string" calcext:value-type="string">
            <text:p><text:span text:style-name="T3">- il sito presenta una struttura più chiara rispetto ad altri casi individuati </text:span><text:span text:style-name="T4">R91</text:span></text:p>
            <text:p><text:span text:style-name="T3">- corsi dell'istituto su iTunes </text:span><text:span text:style-name="T4">R92</text:span></text:p>
            <text:p><text:span text:style-name="T3">- tour virtuale dell'istituto </text:span><text:span text:style-name="T4">R93</text:span></text:p>
            <text:p><text:span text:style-name="T5">- qr code per accedere al sito da smatphone (c'è una versione parzialmente responsive del sito)</text:span></text:p>
            <text:p><text:span text:style-name="T5">- sezione de "i più letti"</text:span></text:p>
          </table:table-cell>
          <table:table-cell table:style-name="ce26" office:value-type="string" calcext:value-type="string">
            <text:p>Non è aggiornato in tutte le sue parti.</text:p>
          </table:table-cell>
          <table:table-cell table:number-columns-repeated="1012"/>
        </table:table-row>
        <table:table-row table:style-name="ro1">
          <table:table-cell table:style-name="ce26" office:value-type="string" calcext:value-type="string">
            <text:p>C11</text:p>
          </table:table-cell>
          <table:table-cell table:style-name="ce26" office:value-type="string" calcext:value-type="string">
            <text:p>- Istituto Giovanni Paolo II</text:p>
            <text:p>- Scuola paritaria - Scuola dell'infanzia, primaria, secondaria di I° e II°</text:p>
            <text:p>- Ostia Lido (RM), Italia</text:p>
          </table:table-cell>
          <table:table-cell table:style-name="ce26" office:value-type="string" calcext:value-type="string">
            <text:p>- sito informativo che mette in primo priano la comunicazione delle attività scolastiche ed extrascolastiche soprattutto attraverso contenuti fotografici curati.</text:p>
          </table:table-cell>
          <table:table-cell table:style-name="ce26" office:value-type="string" calcext:value-type="string">
            <text:p>In particolare studenti. Inoltre:</text:p>
            <text:p>- famiglie</text:p>
            <text:p>- docenti</text:p>
          </table:table-cell>
          <table:table-cell table:style-name="ce26" office:value-type="string" calcext:value-type="string">
            <text:p><text:span text:style-name="T5">Corsi online:</text:span></text:p>
            <text:p><text:span text:style-name="T5">- lezioni online (tramite ID)</text:span></text:p>
            <text:p><text:span text:style-name="T9">- acquisto lezioni di recupero scegliendo ora, materia, tramite video conferenza </text:span><text:span text:style-name="T10">R115 </text:span><text:span text:style-name="T11">e</text:span><text:span text:style-name="T10"> R116</text:span></text:p>
            <text:p><text:span text:style-name="T3">- social network scolastico </text:span><text:span text:style-name="T4">R127</text:span></text:p>
            <text:p><text:span text:style-name="T5">Altro:</text:span></text:p>
            <text:p><text:span text:style-name="T3">- biblioteca </text:span><text:span text:style-name="T4">R117</text:span></text:p>
          </table:table-cell>
          <table:table-cell table:style-name="ce26" office:value-type="string" calcext:value-type="string">
            <text:p>Axios</text:p>
          </table:table-cell>
          <table:table-cell table:style-name="ce26" office:value-type="string" calcext:value-type="string">
            <text:p>Accesso alla sezione di modulistica <text:s/></text:p>
          </table:table-cell>
          <table:table-cell table:style-name="ce26" office:value-type="string" calcext:value-type="string">
            <text:p><text:span text:style-name="T3">Sezione ridotta in hompage per le news </text:span><text:span text:style-name="T4">R118</text:span></text:p>
            <text:p><text:span text:style-name="T3">Photogallery </text:span><text:span text:style-name="T4">R120</text:span></text:p>
            <text:p><text:span text:style-name="T3">Info in pop-up </text:span><text:span text:style-name="T4">R121</text:span></text:p>
            <text:p><text:span text:style-name="T5">Newsletter</text:span></text:p>
          </table:table-cell>
          <table:table-cell table:style-name="ce26" office:value-type="string" calcext:value-type="string">
            <text:p><text:span text:style-name="T6">Social network scolastico iGP2 </text:span><text:span text:style-name="T7">R125</text:span><text:span text:style-name="T8"> </text:span></text:p>
            <text:p><text:span text:style-name="T5">Pagina Facebook</text:span></text:p>
            <text:p><text:span text:style-name="T5">Canale youtube</text:span></text:p>
            <text:p><text:span text:style-name="T5">Instagram</text:span></text:p>
            <text:p><text:span text:style-name="T5">LinkedIn </text:span></text:p>
            <text:p><text:span text:style-name="T5">Twitter</text:span></text:p>
          </table:table-cell>
          <table:table-cell table:style-name="ce26" office:value-type="string" calcext:value-type="string">
            <text:p>convenzioni per famiglie</text:p>
            <text:p>sponsor</text:p>
          </table:table-cell>
          <table:table-cell table:style-name="ce26" office:value-type="string" calcext:value-type="string">
            <text:p><text:span text:style-name="T3">- tagline in landing </text:span><text:span text:style-name="T4">R119</text:span></text:p>
            <text:p><text:span text:style-name="T9">- racconto dell'istituto anche mediante video </text:span><text:span text:style-name="T10">R122</text:span><text:span text:style-name="T11">, brochure e foto </text:span><text:span text:style-name="T10">R123</text:span></text:p>
            <text:p><text:span text:style-name="T3">- schede dettagliate per ogni istituto </text:span><text:span text:style-name="T4">R124</text:span></text:p>
            <text:p><text:span text:style-name="T5">- pagina informativa sui viaggi di istruzione</text:span></text:p>
            <text:p><text:span text:style-name="T9">- social network scolastico iGP2 </text:span><text:span text:style-name="T10">R126 </text:span><text:span text:style-name="T11">e </text:span><text:span text:style-name="T10">R127</text:span></text:p>
          </table:table-cell>
          <table:table-cell table:style-name="ce26" office:value-type="string" calcext:value-type="string">
            <text:p>Si</text:p>
          </table:table-cell>
          <table:table-cell table:number-columns-repeated="1012"/>
        </table:table-row>
        <table:table-row table:style-name="ro1">
          <table:table-cell table:style-name="ce26" office:value-type="string" calcext:value-type="string">
            <text:p>C12</text:p>
          </table:table-cell>
          <table:table-cell table:style-name="ce26" office:value-type="string" calcext:value-type="string">
            <text:p>- Istituto di istruzione superiore Savoia Benincasa</text:p>
            <text:p>- Scuola statale - Scuola secondaria di II°</text:p>
            <text:p>- Ancona (AN), Italia</text:p>
          </table:table-cell>
          <table:table-cell table:style-name="ce26" office:value-type="string" calcext:value-type="string">
            <text:p>- sito informativo che mette in evidenza gli articoli pubblicati dalla scuola, nonché le utime notizie dall'istituto. I contenuti relativi le scuole che appartengono all'istituto sono accessibili da siti esterni. </text:p>
          </table:table-cell>
          <table:table-cell table:style-name="ce26" office:value-type="string" calcext:value-type="string">
            <text:p>Il sito si rivolge a tutti gli utenti interessati alle attività dell'istituto. Non esiste una categorizzazione dei contenuti per target utenti specifici. Si rivolge in particolare agli studenti e ai docenti.</text:p>
          </table:table-cell>
          <table:table-cell table:style-name="ce26" office:value-type="string" calcext:value-type="string">
            <text:p>- materiali didattici reperibili nel cloud Google Apps for Education</text:p>
            <text:p>- sito esterno (google sites) per la formazione dei docenti neoassunti</text:p>
            <text:p>- orario classi</text:p>
            <text:p>- orientamento in entrata e uscita </text:p>
          </table:table-cell>
          <table:table-cell table:style-name="ce26" office:value-type="string" calcext:value-type="string">
            <text:p>Mastercom</text:p>
          </table:table-cell>
          <table:table-cell table:style-name="ce26" office:value-type="string" calcext:value-type="string">
            <text:p>Accesso alla modulistica online categorizzata per target utente (docenti, genitori).</text:p>
          </table:table-cell>
          <table:table-cell table:style-name="ce26" office:value-type="string" calcext:value-type="string">
            <text:p><text:span text:style-name="T3">Le comunicanizioni, anche quelle di carattere formale, sono descritte sottoforma di articoli</text:span><text:span text:style-name="T4"> R129</text:span></text:p>
            <text:p><text:span text:style-name="T3">Notizie in top area: scorrono automaticamente all'interno di una fascia orizzontale (il modello di riferimento è quello delle news dei tg) </text:span><text:span text:style-name="T4">R130</text:span></text:p>
            <text:p><text:span text:style-name="T3">Magazine, sviluppato come sito esterno </text:span><text:span text:style-name="T4">R131</text:span></text:p>
          </table:table-cell>
          <table:table-cell table:style-name="ce26" office:value-type="string" calcext:value-type="string">
            <text:p>Share button sui seguenti social:</text:p>
            <text:p>Facebook</text:p>
            <text:p>Twitter</text:p>
            <text:p>Google+.</text:p>
            <text:p>Pagina facebook.</text:p>
          </table:table-cell>
          <table:table-cell table:style-name="ce26" office:value-type="string" calcext:value-type="string">
            <text:p>shop online per l'acquisto dei libri legato a convenzione scolastica</text:p>
            <text:p/>
          </table:table-cell>
          <table:table-cell table:style-name="ce26" office:value-type="string" calcext:value-type="string">
            <text:p><text:span text:style-name="T3">- pagina profilo docenti </text:span><text:span text:style-name="T4">R128</text:span></text:p>
            <text:p><text:span text:style-name="T3">- articoli in evidenza che raccolgono diverse tipologie di comunicazione (più o meno formali), con la possibilità di condividerli sui social </text:span><text:span text:style-name="T4">R129</text:span></text:p>
            <text:p><text:span text:style-name="T3">- scorrimento notizie flash </text:span><text:span text:style-name="T4">R130</text:span></text:p>
            <text:p><text:span text:style-name="T5">- magazine </text:span></text:p>
          </table:table-cell>
          <table:table-cell table:style-name="ce26" office:value-type="string" calcext:value-type="string">
            <text:p>Si</text:p>
          </table:table-cell>
          <table:table-cell table:number-columns-repeated="1012"/>
        </table:table-row>
        <table:table-row table:style-name="ro1">
          <table:table-cell table:style-name="ce26" office:value-type="string" calcext:value-type="string">
            <text:p>C13</text:p>
          </table:table-cell>
          <table:table-cell table:style-name="ce26" office:value-type="string" calcext:value-type="string">
            <text:p>- Scuola-Città Pestalozzi</text:p>
            <text:p>- Scuola statale - Scuola primaria, secondaria di I°</text:p>
            <text:p>- Firenze (FI), Italia</text:p>
          </table:table-cell>
          <table:table-cell table:style-name="ce26" office:value-type="string" calcext:value-type="string">
            <text:p>- sito informativo focalizzato sull'approccio didattico dell'istituto. L'istituto infatti si pone come scuola impegnata ad attuare forme di sperimentazione metodologica e didattica che promuove la partecipazione di alunni e insegnanti alla realizzazione di progetti e laboratori didattici. <text:s/></text:p>
          </table:table-cell>
          <table:table-cell table:style-name="ce26" office:value-type="string" calcext:value-type="string">
            <text:p>- docenti</text:p>
            <text:p>- ragazzi</text:p>
            <text:p>- genitori</text:p>
          </table:table-cell>
          <table:table-cell table:style-name="ce26" office:value-type="string" calcext:value-type="string">
            <text:p><text:span text:style-name="T3">- curricolo: contiene una riflessione sull'insegnamento e sull'apprendimento delle materie </text:span><text:span text:style-name="T4">R132</text:span></text:p>
            <text:p><text:span text:style-name="T5">- open learning: presentazione delle attività di apprendimento che pongono particolare attenzione allo sviluppo del saper fare (es.: attività manuale per la realizzazione di oggetti di stoffa presentata attraverso l'uso della lingua francese - Obiettivo linguistico e obiettivo tecnico)</text:span></text:p>
            <text:p><text:span text:style-name="T5">- educazione affettiva: sito esterno focalizzato sulla tematica e sulle attività svolte</text:span></text:p>
            <text:p><text:span text:style-name="T5">- laboratori (redazione, teatro, falegnameria, multimedia, biblioteca)</text:span></text:p>
          </table:table-cell>
          <table:table-cell table:style-name="ce26" office:value-type="string" calcext:value-type="string">
            <text:p>Classe Viva</text:p>
          </table:table-cell>
          <table:table-cell table:style-name="ce26" office:value-type="string" calcext:value-type="string">
            <text:p>/ </text:p>
          </table:table-cell>
          <table:table-cell table:style-name="ce26" office:value-type="string" calcext:value-type="string">
            <text:p>- area principale in homepage</text:p>
          </table:table-cell>
          <table:table-cell table:style-name="ce26" office:value-type="string" calcext:value-type="string">
            <text:p><text:span text:style-name="T3">- siti esterni delle classi (non aggiornati. Utilizzo di google sites) </text:span><text:span text:style-name="T4">R134</text:span></text:p>
          </table:table-cell>
          <table:table-cell table:style-name="ce26" office:value-type="string" calcext:value-type="string">
            <text:p>Collaborazione con il quotidiano La Nazione. Cura della sezione Cronisti in classe.</text:p>
          </table:table-cell>
          <table:table-cell table:style-name="ce26" office:value-type="string" calcext:value-type="string">
            <text:p><text:span text:style-name="T3">- curricolo: contiene una riflessione sull'insegnamento e sull'apprendimento delle materie </text:span><text:span text:style-name="T4">R132</text:span></text:p>
            <text:p><text:span text:style-name="T3">- sezione Libro aperto: raccoglie seminari, convegni, presentazioni, articoli e pubblicazioni </text:span><text:span text:style-name="T4">R133</text:span></text:p>
            <text:p><text:span text:style-name="T3">- siti delle classi  </text:span><text:span text:style-name="T4">R134</text:span></text:p>
            <text:p><text:span text:style-name="T5">- utilizzo di survey monkey per lo svolgimento di sondaggi</text:span></text:p>
          </table:table-cell>
          <table:table-cell table:style-name="ce26" office:value-type="string" calcext:value-type="string">
            <text:p>Non è aggiornato in tutte le sue parti.</text:p>
          </table:table-cell>
          <table:table-cell table:number-columns-repeated="1012"/>
        </table:table-row>
        <table:table-row table:style-name="ro1">
          <table:table-cell table:style-name="ce26" office:value-type="string" calcext:value-type="string">
            <text:p>C14</text:p>
          </table:table-cell>
          <table:table-cell table:style-name="ce26" office:value-type="string" calcext:value-type="string">
            <text:p>- Liceo Statale Eleonora Pimentel Fonseca</text:p>
            <text:p>- Napoli (NA), Italia</text:p>
          </table:table-cell>
          <table:table-cell table:style-name="ce26" office:value-type="string" calcext:value-type="string">
            <text:p>- sito informativo basato in buona parte sul nuovo template PAsW che segue le linee guida dei siti delle PA (vedi C15). Tutti i contenuti di homepage sono organizzati in fasce orizzontali (es.: header, menu, presentazione istituto, comunicazioni, calendario, modulistica, trasparenza, banner, footer).</text:p>
          </table:table-cell>
          <table:table-cell table:style-name="ce26" office:value-type="string" calcext:value-type="string">
            <text:p>- docenti</text:p>
            <text:p>- personale ATA</text:p>
            <text:p>- genitori</text:p>
            <text:p>- alunni</text:p>
          </table:table-cell>
          <table:table-cell table:style-name="ce26" office:value-type="string" calcext:value-type="string">
            <text:p><text:span text:style-name="T5">- libri di testo (download .pdf)</text:span></text:p>
            <text:p><text:span text:style-name="T5">- orientamento in entrata e in uscita  (download .pdf)</text:span></text:p>
            <text:p><text:span text:style-name="T3">- download di materiali didattici categorizzati per materia </text:span><text:span text:style-name="T4">R136</text:span></text:p>
          </table:table-cell>
          <table:table-cell table:style-name="ce26" office:value-type="string" calcext:value-type="string">
            <text:p>Argo Software</text:p>
          </table:table-cell>
          <table:table-cell table:style-name="ce26" office:value-type="string" calcext:value-type="string">
            <text:p>- Accesso alla sezione di modulistica. Presenta lo stesso layout di news e comunicazioni.  </text:p>
            <text:p>- PON</text:p>
          </table:table-cell>
          <table:table-cell table:style-name="ce26" office:value-type="string" calcext:value-type="string">
            <text:p><text:span text:style-name="T3">- news </text:span><text:span text:style-name="T4">R135</text:span></text:p>
            <text:p><text:span text:style-name="T5">- comunicazioni (circolari)</text:span></text:p>
            <text:p><text:span text:style-name="T5">- avvisi alunni</text:span></text:p>
          </table:table-cell>
          <table:table-cell table:number-columns-repeated="2" table:style-name="ce26" office:value-type="string" calcext:value-type="string">
            <text:p>/</text:p>
          </table:table-cell>
          <table:table-cell table:style-name="ce26" office:value-type="string" calcext:value-type="string">
            <text:p>- layout linee guida PA</text:p>
            <text:p>- storia dell'istituto</text:p>
          </table:table-cell>
          <table:table-cell table:style-name="ce26" office:value-type="string" calcext:value-type="string">
            <text:p>Si</text:p>
          </table:table-cell>
          <table:table-cell table:number-columns-repeated="1012"/>
        </table:table-row>
        <table:table-row table:style-name="ro1">
          <table:table-cell table:style-name="ce26" office:value-type="string" calcext:value-type="string">
            <text:p>C15</text:p>
          </table:table-cell>
          <table:table-cell table:style-name="ce26" office:value-type="string" calcext:value-type="string">
            <text:p>Esempio di template Joomla </text:p>
          </table:table-cell>
          <table:table-cell table:style-name="ce26" office:value-type="string" calcext:value-type="string">
            <text:p>si tratta di un template di riferimento sviluppato secondo le lineeguida AGID. La struttura prevede che sia per le comunicazioni istituzionali (es.circolari), sia per le attività scolastiche ed eventi vengano raccontati tramite descrizioni testuali e materiali fotografici. In primo piano sono presentati i contenuti più istituzionali.</text:p>
          </table:table-cell>
          <table:table-cell table:style-name="ce26" office:value-type="string" calcext:value-type="string">
            <text:p>/</text:p>
          </table:table-cell>
          <table:table-cell table:style-name="ce26" office:value-type="string" calcext:value-type="string">
            <text:p><text:span text:style-name="T3">- integrazione lista libri di testo senza apertura di fogli .pdf </text:span><text:span text:style-name="T4">R111</text:span></text:p>
          </table:table-cell>
          <table:table-cell table:style-name="ce26" office:value-type="string" calcext:value-type="string">
            <text:p>/</text:p>
          </table:table-cell>
          <table:table-cell table:style-name="ce26" office:value-type="string" calcext:value-type="string">
            <text:p>Accesso alla modulistica online</text:p>
          </table:table-cell>
          <table:table-cell table:style-name="ce26" office:value-type="string" calcext:value-type="string">
            <text:p><text:span text:style-name="T3">- utilizzo di card di sintesi in homepage per accedere alla descrizione degli eventi </text:span><text:span text:style-name="T4">R110</text:span></text:p>
          </table:table-cell>
          <table:table-cell table:style-name="ce26" office:value-type="string" calcext:value-type="string">
            <text:p>Integrazione di link ai canali social</text:p>
          </table:table-cell>
          <table:table-cell table:style-name="ce26" office:value-type="string" calcext:value-type="string">
            <text:p><text:span text:style-name="T6">informazioni relative il servizio mensa con il menu dell'azienda che fornisce il servizio </text:span><text:span text:style-name="T7">R112</text:span><text:span text:style-name="T8"> </text:span></text:p>
          </table:table-cell>
          <table:table-cell table:style-name="ce26" office:value-type="string" calcext:value-type="string">
            <text:p><text:span text:style-name="T3">- template di riferimento basato su una struttura a 3 colonne in homepage </text:span><text:span text:style-name="T4">R109</text:span></text:p>
            <text:p><text:span text:style-name="T3">- sezione per la raccolta di tutti i form online disponibili sul sito </text:span><text:span text:style-name="T4">R113</text:span></text:p>
            <text:p><text:span text:style-name="T5">- elenco libri di testo e servizi esterni come la mensa</text:span></text:p>
            <text:p><text:span text:style-name="T3">- raccolta schede di progetti didattici </text:span><text:span text:style-name="T4">R114</text:span></text:p>
          </table:table-cell>
          <table:table-cell table:style-name="ce26" office:value-type="string" calcext:value-type="string">
            <text:p>/</text:p>
          </table:table-cell>
          <table:table-cell table:number-columns-repeated="1012"/>
        </table:table-row>
        <table:table-row table:style-name="ro1">
          <table:table-cell table:style-name="ce26"/>
          <table:table-cell table:style-name="ce26" office:value-type="string" calcext:value-type="string">
            <text:p>Punti di debolezza: </text:p>
            <text:p>- non sempre si percepisce la vera identità della scuola</text:p>
            <text:p>- scarsa organizzazione dei contenuti informativi</text:p>
            <text:p>- rappresentazione dei contenuti poco elaborata (ci sono tanti link a .pdf che spesso si aprono nella medesima pagina)</text:p>
            <text:p>- non si capisce chiaramente quali servizi offre la scuola</text:p>
            <text:p>- troppi loghi/banner per servizi esterni</text:p>
            <text:p>- assenza di percorsi esplorativi chiari per l’utente </text:p>
            <text:p>- la vita scolastica viene raccontata prevalentemente tramite foto di progetti, notizie e articoli. Manca il punto di vista dei ragazzi. Es. interviste.</text:p>
            <text:p>- poco approfonditi gli aspetti relativi la didattica, ad esempio corsi, materie, insegnanti, classi. Il riferimento classico è il POF</text:p>
            <text:p>- i siti presentano delle credenziali di accesso, ma al momento non sappiamo se tale oggetto garantisce l’accesso al registro elettronico o anche ad altre risorse. Per i genitori c’è la possibilità di comunicare assenze, prenotare colloqui? </text:p>
            <text:p>- mancanza di informazioni relative a servizi esterni (es. trasporto, mensa scolastica, affitto spazi, etc)</text:p>
            <text:p>- i materiali educativi non sono integrati. in pochi casi ci sono piattaforme esterne (es. Moodle) o risorse generiche (es. libreria) o link a .pdf (anche scansioni di fogli)</text:p>
          </table:table-cell>
          <table:table-cell table:style-name="ce26" table:number-columns-repeated="4"/>
          <table:table-cell/>
          <table:table-cell table:style-name="ce26" table:number-columns-repeated="5"/>
          <table:table-cell table:number-columns-repeated="1012"/>
        </table:table-row>
        <table:table-row table:style-name="ro1" table:number-rows-repeated="22">
          <table:table-cell table:style-name="ce26" table:number-columns-repeated="12"/>
          <table:table-cell table:number-columns-repeated="1012"/>
        </table:table-row>
        <table:table-row table:style-name="ro2" table:number-rows-repeated="1048533">
          <table:table-cell table:number-columns-repeated="1024"/>
        </table:table-row>
        <table:table-row table:style-name="ro2">
          <table:table-cell table:number-columns-repeated="1024"/>
        </table:table-row>
      </table:table>
      <table:table table:name="Casi internazionali" table:style-name="ta4">
        <table:table-column table:style-name="co1"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2" table:default-cell-style-name="Default"/>
        <table:table-column table:style-name="co25" table:default-cell-style-name="Default"/>
        <table:table-column table:style-name="co19" table:default-cell-style-name="Default"/>
        <table:table-column table:style-name="co26" table:default-cell-style-name="Default"/>
        <table:table-column table:style-name="co27" table:default-cell-style-name="Default"/>
        <table:table-column table:style-name="co1" table:number-columns-repeated="1014" table:default-cell-style-name="Default"/>
        <table:table-row table:style-name="ro1">
          <table:table-cell table:style-name="ce11" office:value-type="string" calcext:value-type="string">
            <text:p>Obiettivo</text:p>
          </table:table-cell>
          <table:table-cell table:style-name="ce11" table:number-columns-repeated="8"/>
          <table:table-cell table:number-columns-repeated="1015"/>
        </table:table-row>
        <table:table-row table:style-name="ro1">
          <table:table-cell table:style-name="ce23"/>
          <table:table-cell table:style-name="ce23" office:value-type="string" calcext:value-type="string">
            <text:p>Benchmarking funzionale</text:p>
          </table:table-cell>
          <table:table-cell table:style-name="ce28" office:value-type="string" calcext:value-type="string">
            <text:p>Macro temi: identità della scuola, servizi alla didattica, gestione processi amministrativi</text:p>
          </table:table-cell>
          <table:table-cell table:style-name="ce29" table:number-columns-repeated="5"/>
          <table:table-cell table:number-columns-repeated="1016"/>
        </table:table-row>
        <table:table-row table:style-name="ro1">
          <table:table-cell table:style-name="ce36" office:value-type="string" calcext:value-type="string">
            <text:p>Anagrafe</text:p>
          </table:table-cell>
          <table:table-cell table:style-name="ce38"/>
          <table:table-cell table:style-name="ce36" office:value-type="string" calcext:value-type="string">
            <text:p>Proposta progettuale</text:p>
          </table:table-cell>
          <table:table-cell table:style-name="ce36" office:value-type="string" calcext:value-type="string" table:number-columns-spanned="5" table:number-rows-spanned="1">
            <text:p>Integrazione servizi</text:p>
          </table:table-cell>
          <table:covered-table-cell table:number-columns-repeated="4" table:style-name="ce40"/>
          <table:table-cell table:style-name="ce24" office:value-type="string" calcext:value-type="string">
            <text:p>Elementi innovativi</text:p>
          </table:table-cell>
          <table:table-cell table:number-columns-repeated="1015"/>
        </table:table-row>
        <table:table-row table:style-name="ro1">
          <table:table-cell table:style-name="ce25" office:value-type="string" calcext:value-type="string">
            <text:p>Codice</text:p>
          </table:table-cell>
          <table:table-cell table:style-name="ce25" office:value-type="string" calcext:value-type="string">
            <text:p><text:span text:style-name="T1">Info generali</text:span></text:p>
            <text:p><text:span text:style-name="T2">Nome, città</text:span></text:p>
          </table:table-cell>
          <table:table-cell table:style-name="ce25" office:value-type="string" calcext:value-type="string">
            <text:p>Breve descrizione del modello </text:p>
          </table:table-cell>
          <table:table-cell table:style-name="ce25" office:value-type="string" calcext:value-type="string">
            <text:p>Supporto alla didattica</text:p>
            <text:p/>
          </table:table-cell>
          <table:table-cell table:style-name="ce25" office:value-type="string" calcext:value-type="string">
            <text:p>Gestione processi amministrativi</text:p>
          </table:table-cell>
          <table:table-cell table:style-name="ce25" office:value-type="string" calcext:value-type="string">
            <text:p>Comunicazione attività scolastiche</text:p>
          </table:table-cell>
          <table:table-cell table:style-name="ce25" office:value-type="string" calcext:value-type="string">
            <text:p>Luoghi di condivisione e discussione</text:p>
          </table:table-cell>
          <table:table-cell table:style-name="ce25" office:value-type="string" calcext:value-type="string">
            <text:p>Servizi di terze parti</text:p>
          </table:table-cell>
          <table:table-cell table:style-name="ce25" office:value-type="string" calcext:value-type="string">
            <text:p>Contenuti, oggetti UI di interesse</text:p>
          </table:table-cell>
          <table:table-cell table:number-columns-repeated="1015"/>
        </table:table-row>
        <table:table-row table:style-name="ro1">
          <table:table-cell table:style-name="ce26" office:value-type="string" calcext:value-type="string">
            <text:p>C16</text:p>
          </table:table-cell>
          <table:table-cell table:style-name="ce26" office:value-type="string" calcext:value-type="string">
            <text:p>Well Lane Primary School (Wirral)</text:p>
            <text:p>London, UK</text:p>
          </table:table-cell>
          <table:table-cell table:style-name="ce26" office:value-type="string" calcext:value-type="string">
            <text:p>sito informativo e volto all'orientamento dei genitori</text:p>
          </table:table-cell>
          <table:table-cell table:style-name="ce26" office:value-type="string" calcext:value-type="string">
            <text:p>/</text:p>
          </table:table-cell>
          <table:table-cell table:style-name="ce26" office:value-type="string" calcext:value-type="string">
            <text:p>Sistema gestionale eSchools </text:p>
          </table:table-cell>
          <table:table-cell table:style-name="ce26" office:value-type="string" calcext:value-type="string">
            <text:p><text:span text:style-name="T5">- social feed</text:span></text:p>
            <text:p><text:span text:style-name="T5">- latest news</text:span></text:p>
            <text:p><text:span text:style-name="T3">- calendar </text:span><text:span text:style-name="T4">R49</text:span></text:p>
            <text:p><text:span text:style-name="T5">- attività extrascolastiche</text:span></text:p>
          </table:table-cell>
          <table:table-cell table:style-name="ce26" office:value-type="string" calcext:value-type="string">
            <text:p>Twitter</text:p>
          </table:table-cell>
          <table:table-cell table:style-name="ce26" office:value-type="string" calcext:value-type="string">
            <text:p><text:span text:style-name="T3">Pagina dedicata a tutte le iniziative e partner: "Communities and charities" </text:span><text:span text:style-name="T4">R54</text:span></text:p>
          </table:table-cell>
          <table:table-cell table:style-name="ce26" office:value-type="string" calcext:value-type="string">
            <text:p><text:span text:style-name="T9">- dettagli informativi sulle modalità di insegnamento di ogni materia </text:span><text:span text:style-name="T10">R50 </text:span><text:span text:style-name="T11">con foto esemplificative </text:span><text:span text:style-name="T10">R51</text:span></text:p>
            <text:p><text:span text:style-name="T3">- ogni classe ha la sua pagina sul sito che racconta e documenta le attività </text:span><text:span text:style-name="T4">R52</text:span></text:p>
            <text:p><text:span text:style-name="T5">- informazioni generali sulla frequenza e puntualità degli alunni</text:span></text:p>
            <text:p><text:span text:style-name="T3">- menu settimanale </text:span><text:span text:style-name="T4">R53</text:span></text:p>
            <text:p><text:span text:style-name="T5">- elenco di punti "School Goals and Objectives"</text:span></text:p>
            <text:p><text:span text:style-name="T3">- sezione dedicata alla sicurezza durante la navigazione online </text:span><text:span text:style-name="T4">R55</text:span></text:p>
          </table:table-cell>
          <table:table-cell table:number-columns-repeated="1015"/>
        </table:table-row>
        <table:table-row table:style-name="ro1">
          <table:table-cell table:style-name="ce26" office:value-type="string" calcext:value-type="string">
            <text:p>C17</text:p>
          </table:table-cell>
          <table:table-cell table:style-name="ce26" office:value-type="string" calcext:value-type="string">
            <text:p>City of London Academy Islington</text:p>
            <text:p>London, UK</text:p>
          </table:table-cell>
          <table:table-cell table:style-name="ce26" office:value-type="string" calcext:value-type="string">
            <text:p>sito informativo e volto all'orientamento dei genitori e dei ragazzi. Focus sulle attività e vita scolastica</text:p>
          </table:table-cell>
          <table:table-cell table:style-name="ce26" office:value-type="string" calcext:value-type="string">
            <text:p><text:span text:style-name="T3">Show my homework </text:span><text:span text:style-name="T4">R59</text:span></text:p>
          </table:table-cell>
          <table:table-cell table:style-name="ce26" office:value-type="string" calcext:value-type="string">
            <text:p>Sistema di pagamento ParentPay</text:p>
          </table:table-cell>
          <table:table-cell table:style-name="ce26" office:value-type="string" calcext:value-type="string">
            <text:p><text:span text:style-name="T3">- carousel e pagina di news </text:span><text:span text:style-name="T4">R57</text:span></text:p>
            <text:p><text:span text:style-name="T5">- calendar</text:span></text:p>
            <text:p><text:span text:style-name="T5">- attività extrascolastiche</text:span></text:p>
          </table:table-cell>
          <table:table-cell table:style-name="ce26" office:value-type="string" calcext:value-type="string">
            <text:p>/</text:p>
          </table:table-cell>
          <table:table-cell table:style-name="ce26" office:value-type="string" calcext:value-type="string">
            <text:p>Informazioni sui "local services" e "leisure centre"</text:p>
          </table:table-cell>
          <table:table-cell table:style-name="ce26" office:value-type="string" calcext:value-type="string">
            <text:p><text:span text:style-name="T3">- comunicazione della performance degli studenti e del primato </text:span><text:span text:style-name="T4">R56</text:span></text:p>
            <text:p><text:span text:style-name="T3">- dettagli informativi sulle modalità di insegnamento di ogni materia e pianificazione </text:span><text:span text:style-name="T4">R58</text:span></text:p>
            <text:p><text:span text:style-name="T5">- sezione "show my homework" a cui si accede tramite login (applicativo esterno)</text:span></text:p>
            <text:p><text:span text:style-name="T5">- sezione dedicata ai genitori con tutte le info utili. Es. uniformi, pagamenti</text:span></text:p>
          </table:table-cell>
          <table:table-cell table:number-columns-repeated="1015"/>
        </table:table-row>
        <table:table-row table:style-name="ro1">
          <table:table-cell table:style-name="ce26" office:value-type="string" calcext:value-type="string">
            <text:p>C18</text:p>
          </table:table-cell>
          <table:table-cell table:style-name="ce26" office:value-type="string" calcext:value-type="string">
            <text:p>City of London Freemen's School</text:p>
            <text:p>London, UK</text:p>
          </table:table-cell>
          <table:table-cell table:style-name="ce26" office:value-type="string" calcext:value-type="string">
            <text:p>sito informativo e volto all'orientamento dei genitori e dei ragazzi. Focus sulle attività e vita scolastica</text:p>
          </table:table-cell>
          <table:table-cell table:style-name="ce26" office:value-type="string" calcext:value-type="string">
            <text:p>Accesso tramite login. </text:p>
            <text:p>Collegamento alla repository FreeLearning che raccoglie classi virtuali e risorse online</text:p>
          </table:table-cell>
          <table:table-cell table:style-name="ce26" office:value-type="string" calcext:value-type="string">
            <text:p>/</text:p>
          </table:table-cell>
          <table:table-cell table:style-name="ce26" office:value-type="string" calcext:value-type="string">
            <text:p><text:span text:style-name="T3">- news &amp; events (con la possibilità di raccontare una propria storia) </text:span><text:span text:style-name="T4">R64</text:span></text:p>
            <text:p><text:span text:style-name="T3">- blog </text:span><text:span text:style-name="T4">R65</text:span></text:p>
          </table:table-cell>
          <table:table-cell table:style-name="ce26" office:value-type="string" calcext:value-type="string">
            <text:p>Possibilità di condividere la pagina e i contenuti sui social</text:p>
          </table:table-cell>
          <table:table-cell table:style-name="ce26" office:value-type="string" calcext:value-type="string">
            <text:p>Possibilità di affitare spazi della scuola ad esterni tramite richiesta. </text:p>
          </table:table-cell>
          <table:table-cell table:style-name="ce26" office:value-type="string" calcext:value-type="string">
            <text:p><text:span text:style-name="T9">- homepage ben strutturata e suddivisa in blocchi principali tra cui: landing con messaggio di benvenuto </text:span><text:span text:style-name="T12">R60</text:span><text:span text:style-name="T13">, latest news, upcoming events, gallery </text:span><text:span text:style-name="T10">R61</text:span><text:span text:style-name="T11">, sezioni esplorative </text:span><text:span text:style-name="T10">R62</text:span></text:p>
            <text:p><text:span text:style-name="T3">- pagina dedicata a tutti gli aspetti relativi la vita di scuola. Es. menu pasti </text:span><text:span text:style-name="T4">R63</text:span></text:p>
            <text:p><text:span text:style-name="T5">- informazioni sulla carriera e opportunità post scolastiche</text:span></text:p>
            <text:p><text:span text:style-name="T5">- newsletter settimanale dal titolo "InTheBag" che raccoglie notizie, foto dalla scuola</text:span></text:p>
          </table:table-cell>
          <table:table-cell table:number-columns-repeated="1015"/>
        </table:table-row>
        <table:table-row table:style-name="ro1">
          <table:table-cell table:style-name="ce26" office:value-type="string" calcext:value-type="string">
            <text:p>C19</text:p>
          </table:table-cell>
          <table:table-cell table:style-name="ce26" office:value-type="string" calcext:value-type="string">
            <text:p>Lycée français de Varsovie</text:p>
            <text:p>Varsavia, Polonia</text:p>
          </table:table-cell>
          <table:table-cell table:style-name="ce26" office:value-type="string" calcext:value-type="string">
            <text:p>sito informativo e volto all'orientamento dei genitori</text:p>
          </table:table-cell>
          <table:table-cell table:style-name="ce26" office:value-type="string" calcext:value-type="string">
            <text:p>Link a blog e siti educativi esterni</text:p>
          </table:table-cell>
          <table:table-cell table:style-name="ce26" office:value-type="string" calcext:value-type="string">
            <text:p>Sistema gestionale AEFE</text:p>
          </table:table-cell>
          <table:table-cell table:style-name="ce26" office:value-type="string" calcext:value-type="string">
            <text:p><text:span text:style-name="T5">- web radio (soundcloud), web tv (vimeo), blog</text:span></text:p>
            <text:p><text:span text:style-name="T5">- ultime notizie e attività in homepage</text:span></text:p>
            <text:p><text:span text:style-name="T3">- video newspaper </text:span><text:span text:style-name="T4">R68</text:span></text:p>
          </table:table-cell>
          <table:table-cell table:style-name="ce26" office:value-type="string" calcext:value-type="string">
            <text:p>Pagina facebook</text:p>
          </table:table-cell>
          <table:table-cell table:style-name="ce26" office:value-type="string" calcext:value-type="string">
            <text:p>Collegamenti a enti istituzionali correlati.</text:p>
            <text:p/>
          </table:table-cell>
          <table:table-cell table:style-name="ce26" office:value-type="string" calcext:value-type="string">
            <text:p><text:span text:style-name="T5">- web radio (soundcloud), web tv (vimeo), blog</text:span></text:p>
            <text:p><text:span text:style-name="T3">- info sui servizi medici interni </text:span><text:span text:style-name="T4">R66 </text:span></text:p>
            <text:p><text:span text:style-name="T3">- buona struttura dei contenuti principali con quelli correlati </text:span><text:span text:style-name="T4">R67</text:span></text:p>
          </table:table-cell>
          <table:table-cell table:style-name="ce26" office:value-type="string" calcext:value-type="string">
            <text:p>Caso di successo segnalato da stakeholder. Gli aspetti di interesse emersi durante l'intervista erano la completezza informativa (ad esempio a settembre i genitori hanno a disposizione la lista delle cose che i ragazzi devono avere in cartella) e possono scegliere le attività extra scolatische dei figli.</text:p>
          </table:table-cell>
          <table:table-cell table:number-columns-repeated="1014"/>
        </table:table-row>
        <table:table-row table:style-name="ro1">
          <table:table-cell table:style-name="ce26" office:value-type="string" calcext:value-type="string">
            <text:p>C20</text:p>
          </table:table-cell>
          <table:table-cell table:style-name="ce26" office:value-type="string" calcext:value-type="string">
            <text:p>Eriksdalsskolan</text:p>
            <text:p>Stoccolma, Svezia</text:p>
          </table:table-cell>
          <table:table-cell table:style-name="ce26" office:value-type="string" calcext:value-type="string">
            <text:p>sito informativo e volto all'orientamento dei genitori</text:p>
          </table:table-cell>
          <table:table-cell table:style-name="ce26" office:value-type="string" calcext:value-type="string">
            <text:p><text:span text:style-name="T6">Link a portali esterni per risorse educative di varie tipologie. Es. Webmatte </text:span><text:span text:style-name="T7">R75, </text:span><text:span text:style-name="T8">Lankskafferiet...</text:span></text:p>
          </table:table-cell>
          <table:table-cell table:style-name="ce26" office:value-type="string" calcext:value-type="string">
            <text:p>/</text:p>
          </table:table-cell>
          <table:table-cell table:style-name="ce26" office:value-type="string" calcext:value-type="string">
            <text:p><text:span text:style-name="T3">- notizie </text:span><text:span text:style-name="T4">R71</text:span></text:p>
          </table:table-cell>
          <table:table-cell table:style-name="ce26" office:value-type="string" calcext:value-type="string">
            <text:p>/</text:p>
          </table:table-cell>
          <table:table-cell table:style-name="ce26" office:value-type="string" calcext:value-type="string">
            <text:p><text:span text:style-name="T3">Assicurazione infortuni </text:span><text:span text:style-name="T4">R74</text:span></text:p>
            <text:p><text:span text:style-name="T5">Info navetta scuola</text:span></text:p>
            <text:p><text:span text:style-name="T5">Link al sito del comune di Stoccolma</text:span></text:p>
          </table:table-cell>
          <table:table-cell table:style-name="ce26" office:value-type="string" calcext:value-type="string">
            <text:p><text:span text:style-name="T3">- utilizzo di un unico template per tutti i siti scolastici </text:span><text:span text:style-name="T4">R69</text:span></text:p>
            <text:p><text:span text:style-name="T3">- informazioni sui servizi offerti. Es. menu pasti </text:span><text:span text:style-name="T4">R70</text:span></text:p>
            <text:p><text:span text:style-name="T3">- dati e info sulla scuola </text:span><text:span text:style-name="T4">R72</text:span></text:p>
            <text:p><text:span text:style-name="T3">- pagina delle "cose mancanti", ovvero delle cose che gli studenti lasciano a scuola </text:span><text:span text:style-name="T4">R73</text:span></text:p>
            <text:p><text:span text:style-name="T5">- notifiche assenze</text:span></text:p>
            <text:p><text:span text:style-name="T5">- informazioni e orari per il supporto allo studio pomeridiano</text:span></text:p>
            <text:p><text:span text:style-name="T5">- Link a diversi portali educativi online</text:span></text:p>
          </table:table-cell>
          <table:table-cell table:style-name="ce26"/>
          <table:table-cell table:number-columns-repeated="1014"/>
        </table:table-row>
        <table:table-row table:style-name="ro1">
          <table:table-cell table:style-name="ce26" office:value-type="string" calcext:value-type="string">
            <text:p>C21</text:p>
          </table:table-cell>
          <table:table-cell table:style-name="ce26" office:value-type="string" calcext:value-type="string">
            <text:p>The Woods Academy</text:p>
            <text:p>Bethesda, Stati Uniti</text:p>
          </table:table-cell>
          <table:table-cell table:style-name="ce39" table:number-columns-repeated="6"/>
          <table:table-cell table:style-name="ce26" office:value-type="string" calcext:value-type="string">
            <text:p><text:span text:style-name="T3">- homepage a scorrimento orizzontale </text:span><text:span text:style-name="T4">R76</text:span></text:p>
            <text:p><text:span text:style-name="T3">- menu di primo livello con label testuale accattivante: "Curious about TWA?" </text:span><text:span text:style-name="T4">R77</text:span></text:p>
            <text:p><text:span text:style-name="T3">- disposizione contenuti in un carousel </text:span><text:span text:style-name="T4">R78</text:span></text:p>
            <text:p><text:span text:style-name="T3">- blog interno "Window on The Woods" </text:span><text:span text:style-name="T4">R79</text:span></text:p>
          </table:table-cell>
          <table:table-cell table:style-name="ce26" office:value-type="string" calcext:value-type="string">
            <text:p>*Da considerare solo la colonna "Elementi UI e contenuti innovativi"</text:p>
          </table:table-cell>
          <table:table-cell table:number-columns-repeated="1014"/>
        </table:table-row>
        <table:table-row table:style-name="ro1">
          <table:table-cell table:style-name="ce26" office:value-type="string" calcext:value-type="string">
            <text:p>C22</text:p>
          </table:table-cell>
          <table:table-cell table:style-name="ce26" office:value-type="string" calcext:value-type="string">
            <text:p>Princeton Academy of the Sacred Heart</text:p>
            <text:p>Princeton, Stati Uniti</text:p>
          </table:table-cell>
          <table:table-cell table:style-name="ce39" table:number-columns-repeated="6"/>
          <table:table-cell table:style-name="ce26" office:value-type="string" calcext:value-type="string">
            <text:p><text:span text:style-name="T3">- racconto dell'identità e della vita nella scuola con racconto a capitoli </text:span><text:span text:style-name="T4">R80</text:span></text:p>
            <text:p><text:span text:style-name="T3">- focus sugli ideali della scuola </text:span><text:span text:style-name="T4">R81</text:span></text:p>
            <text:p><text:span text:style-name="T3">- preview degli upcoming events con filtraggio </text:span><text:span text:style-name="T4">R82</text:span></text:p>
            <text:p><text:span text:style-name="T3">- "quick links". Questa strategia è adottata da diversi siti di scuole statunitensi </text:span><text:span text:style-name="T4">R83</text:span></text:p>
            <text:p><text:span text:style-name="T3">- megamenu che contiene info generali, foto e item di menu </text:span><text:span text:style-name="T4">R84</text:span></text:p>
          </table:table-cell>
          <table:table-cell table:style-name="ce26" office:value-type="string" calcext:value-type="string">
            <text:p>*Da considerare solo la colonna "Elementi UI e contenuti innovativi"</text:p>
          </table:table-cell>
          <table:table-cell table:number-columns-repeated="1014"/>
        </table:table-row>
        <table:table-row table:style-name="ro1">
          <table:table-cell table:style-name="ce26" office:value-type="string" calcext:value-type="string">
            <text:p>C23</text:p>
          </table:table-cell>
          <table:table-cell table:style-name="ce26" office:value-type="string" calcext:value-type="string">
            <text:p>Jackson County Public Schools</text:p>
            <text:p>Sylva, Stati Uniti</text:p>
          </table:table-cell>
          <table:table-cell table:style-name="ce39" table:number-columns-repeated="6"/>
          <table:table-cell table:style-name="ce26" office:value-type="string" calcext:value-type="string">
            <text:p><text:span text:style-name="T3">- all'accesso al sito delle pop-up informano su eventi urgenti/imminenti. Es. Scuola chiusa </text:span><text:span text:style-name="T4">R85</text:span></text:p>
            <text:p><text:span text:style-name="T3">- come nel caso precedente, utilizzo di mega menu anche informativi </text:span><text:span text:style-name="T4">R86</text:span></text:p>
            <text:p><text:span text:style-name="T3">- classroom webpages </text:span><text:span text:style-name="T4">R87</text:span></text:p>
            <text:p><text:span text:style-name="T3">- planning e calendar </text:span><text:span text:style-name="T4">R88</text:span></text:p>
            <text:p><text:span text:style-name="T3">- ulteriori dettagli informativi accessibili tramite tooltip </text:span><text:span text:style-name="T4">R89</text:span></text:p>
            <text:p><text:span text:style-name="T3">- accesso a sezioni speciali. Es. Segnalazioni discriminazioni </text:span><text:span text:style-name="T4">R90</text:span></text:p>
          </table:table-cell>
          <table:table-cell table:style-name="ce26" office:value-type="string" calcext:value-type="string">
            <text:p>*Da considerare solo la colonna "Elementi UI e contenuti innovativi"</text:p>
          </table:table-cell>
          <table:table-cell table:number-columns-repeated="1014"/>
        </table:table-row>
        <table:table-row table:style-name="ro1" table:number-rows-repeated="10">
          <table:table-cell table:style-name="ce26" table:number-columns-repeated="9"/>
          <table:table-cell table:number-columns-repeated="1015"/>
        </table:table-row>
        <table:table-row table:style-name="ro1" table:number-rows-repeated="6">
          <table:table-cell table:style-name="ce37" table:number-columns-repeated="9"/>
          <table:table-cell table:number-columns-repeated="1015"/>
        </table:table-row>
        <table:table-row table:style-name="ro2" table:number-rows-repeated="1048547">
          <table:table-cell table:number-columns-repeated="1024"/>
        </table:table-row>
        <table:table-row table:style-name="ro2">
          <table:table-cell table:number-columns-repeated="1024"/>
        </table:table-row>
      </table:table>
      <table:table table:name="References" table:style-name="ta5">
        <table:table-column table:style-name="co1" table:number-columns-repeated="1024" table:default-cell-style-name="Default"/>
        <table:table-row table:style-name="ro1">
          <table:table-cell table:style-name="ce41" office:value-type="string" calcext:value-type="string">
            <text:p>References</text:p>
          </table:table-cell>
          <table:table-cell table:style-name="ce43" table:number-columns-repeated="7"/>
          <table:table-cell table:number-columns-repeated="1016"/>
        </table:table-row>
        <table:table-row table:style-name="ro1">
          <table:table-cell table:style-name="ce42" office:value-type="string" calcext:value-type="string">
            <text:p><text:a xlink:href="https://porteapertesulweb.crowdmap.com/" xlink:type="simple">https://porteapertesulweb.crowdmap.com/</text:a></text:p>
          </table:table-cell>
          <table:table-cell table:number-columns-repeated="1023"/>
        </table:table-row>
        <table:table-row table:style-name="ro1">
          <table:table-cell table:style-name="ce42" office:value-type="string" calcext:value-type="string">
            <text:p><text:a xlink:href="http://cercalatuascuola.istruzione.it/cercalatuascuola/" xlink:type="simple">http://cercalatuascuola.istruzione.it/cercalatuascuola/</text:a></text:p>
          </table:table-cell>
          <table:table-cell table:number-columns-repeated="1023"/>
        </table:table-row>
        <table:table-row table:style-name="ro1">
          <table:table-cell table:style-name="ce42" office:value-type="string" calcext:value-type="string">
            <text:p><text:a xlink:href="http://www.forumpa.it/scuola-istruzione-e-ricerca/a-scuola-di-innovazione-a-forum-pa-premiati-i-migliori-siti-e-la-didattica-2-dot-0" xlink:type="simple">http://www.forumpa.it/scuola-istruzione-e-ricerca/a-scuola-di-innovazione-a-forum-pa-premiati-i-migliori-siti-e-la-didattica-2-dot-0</text:a></text:p>
          </table:table-cell>
          <table:table-cell table:number-columns-repeated="1023"/>
        </table:table-row>
        <table:table-row table:style-name="ro1">
          <table:table-cell table:style-name="ce42" office:value-type="string" calcext:value-type="string">
            <text:p><text:a xlink:href="https://www.finalsite.com/blog/p/~post/what-9-recent-award-winning-school-websites-have-in-common-20170505" xlink:type="simple">https://www.finalsite.com/blog/p/~post/what-9-recent-award-winning-school-websites-have-in-common-20170505</text:a></text:p>
          </table:table-cell>
          <table:table-cell table:number-columns-repeated="1023"/>
        </table:table-row>
        <table:table-row table:style-name="ro1">
          <table:table-cell table:style-name="ce42" office:value-type="string" calcext:value-type="string">
            <text:p><text:a xlink:href="https://www.compare-school-performance.service.gov.uk/schools-by-type?step=default&amp;table=schools&amp;phase=primary&amp;for=primary" xlink:type="simple">https://www.compare-school-performance.service.gov.uk/schools-by-type?step=default&amp;table=schools&amp;phase=primary&amp;for=primary</text:a></text:p>
          </table:table-cell>
          <table:table-cell table:number-columns-repeated="1023"/>
        </table:table-row>
        <table:table-row table:style-name="ro1">
          <table:table-cell table:style-name="ce42" office:value-type="string" calcext:value-type="string">
            <text:p><text:a xlink:href="http://www.stockholm.se/-/Jamfor/?enhetstyp=61c1cc6e99bf409a85ca4e3d0c137d5f&amp;slumpfro=1982324750" xlink:type="simple">http://www.stockholm.se/-/Jamfor/?enhetstyp=61c1cc6e99bf409a85ca4e3d0c137d5f&amp;slumpfro=1982324750</text:a></text:p>
          </table:table-cell>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tillium Web" svg:font-family="'Titillium Web'"/>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fo" style:display-name="PageStyle_Info" style:page-layout-name="Mpm3">
      <style:header style:display="false"/>
      <style:header-left style:display="false"/>
      <style:footer style:display="false"/>
      <style:footer-left style:display="false"/>
    </style:master-page>
    <style:master-page style:name="PageStyle_5f_Indice_20_e_20_sintesi" style:display-name="PageStyle_Indice e sintesi" style:page-layout-name="Mpm4">
      <style:header style:display="false"/>
      <style:header-left style:display="false"/>
      <style:footer style:display="false"/>
      <style:footer-left style:display="false"/>
    </style:master-page>
    <style:master-page style:name="PageStyle_5f_Casi_20_nazionali" style:display-name="PageStyle_Casi nazionali" style:page-layout-name="Mpm4">
      <style:header style:display="false"/>
      <style:header-left style:display="false"/>
      <style:footer style:display="false"/>
      <style:footer-left style:display="false"/>
    </style:master-page>
    <style:master-page style:name="PageStyle_5f_Casi_20_internazionali" style:display-name="PageStyle_Casi internazionali" style:page-layout-name="Mpm4">
      <style:header style:display="false"/>
      <style:header-left style:display="false"/>
      <style:footer style:display="false"/>
      <style:footer-left style:display="false"/>
    </style:master-page>
    <style:master-page style:name="PageStyle_5f_References" style:display-name="PageStyle_Referenc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428" meta:object-count="0"/>
    <meta:generator>LibreOfficeDev/6.0.5.2$Linux_X86_64 LibreOffice_project/</meta:generator>
  </office:meta>
</office:document-meta>
</file>